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gif" manifest:media-type="image/gif"/>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jp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5312in" text:min-label-width="0.5in" text:list-level-position-and-space-mode="label-alignment">
          <style:list-level-label-alignment text:label-followed-by="listtab" fo:margin-left="1.0312in" fo:text-indent="-0.5in"/>
        </style:list-level-properties>
      </text:list-level-style-number>
      <text:list-level-style-number text:level="2" style:num-suffix="." style:num-format="a" style:num-letter-sync="true">
        <style:list-level-properties text:space-before="1.0312in" text:min-label-width="0.25in" text:list-level-position-and-space-mode="label-alignment">
          <style:list-level-label-alignment text:label-followed-by="listtab" fo:margin-left="1.2812in" fo:text-indent="-0.25in"/>
        </style:list-level-properties>
      </text:list-level-style-number>
      <text:list-level-style-number text:level="3" style:num-suffix="." style:num-format="i">
        <style:list-level-properties fo:text-align="end" text:space-before="1.6562in" text:min-label-width="0.125in" text:list-level-position-and-space-mode="label-alignment">
          <style:list-level-label-alignment text:label-followed-by="listtab" fo:margin-left="1.7812in" fo:text-indent="-0.125in"/>
        </style:list-level-properties>
      </text:list-level-style-number>
      <text:list-level-style-number text:level="4" style:num-suffix="." style:num-format="1">
        <style:list-level-properties text:space-before="2.0312in" text:min-label-width="0.25in" text:list-level-position-and-space-mode="label-alignment">
          <style:list-level-label-alignment text:label-followed-by="listtab" fo:margin-left="2.2812in" fo:text-indent="-0.25in"/>
        </style:list-level-properties>
      </text:list-level-style-number>
      <text:list-level-style-number text:level="5" style:num-suffix="." style:num-format="a" style:num-letter-sync="true">
        <style:list-level-properties text:space-before="2.5312in" text:min-label-width="0.25in" text:list-level-position-and-space-mode="label-alignment">
          <style:list-level-label-alignment text:label-followed-by="listtab" fo:margin-left="2.7812in" fo:text-indent="-0.25in"/>
        </style:list-level-properties>
      </text:list-level-style-number>
      <text:list-level-style-number text:level="6" style:num-suffix="." style:num-format="i">
        <style:list-level-properties fo:text-align="end" text:space-before="3.1562in" text:min-label-width="0.125in" text:list-level-position-and-space-mode="label-alignment">
          <style:list-level-label-alignment text:label-followed-by="listtab" fo:margin-left="3.2812in" fo:text-indent="-0.125in"/>
        </style:list-level-properties>
      </text:list-level-style-number>
      <text:list-level-style-number text:level="7" style:num-suffix="." style:num-format="1">
        <style:list-level-properties text:space-before="3.5312in" text:min-label-width="0.25in" text:list-level-position-and-space-mode="label-alignment">
          <style:list-level-label-alignment text:label-followed-by="listtab" fo:margin-left="3.7812in" fo:text-indent="-0.25in"/>
        </style:list-level-properties>
      </text:list-level-style-number>
      <text:list-level-style-number text:level="8" style:num-suffix="." style:num-format="a" style:num-letter-sync="true">
        <style:list-level-properties text:space-before="4.0312in" text:min-label-width="0.25in" text:list-level-position-and-space-mode="label-alignment">
          <style:list-level-label-alignment text:label-followed-by="listtab" fo:margin-left="4.2812in" fo:text-indent="-0.25in"/>
        </style:list-level-properties>
      </text:list-level-style-number>
      <text:list-level-style-number text:level="9" style:num-suffix="." style:num-format="i">
        <style:list-level-properties fo:text-align="end" text:space-before="4.6562in" text:min-label-width="0.125in" text:list-level-position-and-space-mode="label-alignment">
          <style:list-level-label-alignment text:label-followed-by="listtab" fo:margin-left="4.78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Spacing" style:master-page-name="MPF0" style:family="paragraph">
      <style:paragraph-properties fo:break-before="page" fo:text-align="center" fo:margin-top="1.0694in" fo:margin-bottom="0.1666in" style:page-number="0"/>
    </style:style>
    <style:style style:name="T3" style:parent-style-name="DefaultParagraphFont" style:family="text">
      <style:text-properties fo:color="#4472C4"/>
    </style:style>
    <style:style style:name="P4" style:parent-style-name="NoSpacing" style:family="paragraph">
      <style:paragraph-properties fo:border-top="0.0104in solid #4472C4" fo:border-left="none" fo:border-bottom="0.0104in solid #4472C4" fo:border-right="none" fo:padding-top="0.0833in" fo:padding-left="0in" fo:padding-bottom="0.0833in" fo:padding-right="0in" style:shadow="none" fo:text-align="center" fo:margin-bottom="0.1666in"/>
    </style:style>
    <style:style style:name="T5" style:parent-style-name="DefaultParagraphFont" style:family="text">
      <style:text-properties style:font-name="Calibri Light" style:font-name-asian="Times New Roman" style:font-name-complex="Times New Roman" fo:text-transform="uppercase" fo:color="#4472C4" fo:font-size="36pt" style:font-size-asian="36pt" style:font-size-complex="36pt" fo:language="bg" fo:country="BG"/>
    </style:style>
    <style:style style:name="P6" style:parent-style-name="NoSpacing" style:family="paragraph">
      <style:paragraph-properties fo:text-align="center"/>
    </style:style>
    <style:style style:name="T7" style:parent-style-name="DefaultParagraphFont" style:family="text">
      <style:text-properties fo:color="#4472C4" fo:font-size="14pt" style:font-size-asian="14pt" style:font-size-complex="14pt" fo:language="bg" fo:country="BG"/>
    </style:style>
    <style:style style:name="T8" style:parent-style-name="DefaultParagraphFont" style:family="text">
      <style:text-properties fo:color="#4472C4" fo:font-size="14pt" style:font-size-asian="14pt" style:font-size-complex="14pt"/>
    </style:style>
    <style:style style:name="T9" style:parent-style-name="DefaultParagraphFont" style:family="text">
      <style:text-properties fo:color="#4472C4" fo:font-size="14pt" style:font-size-asian="14pt" style:font-size-complex="14pt" fo:language="bg" fo:country="BG"/>
    </style:style>
    <style:style style:name="P10" style:parent-style-name="NoSpacing" style:family="paragraph">
      <style:paragraph-properties fo:text-align="center" fo:margin-top="0.3333in"/>
    </style:style>
    <style:style style:name="T11" style:parent-style-name="DefaultParagraphFont" style:family="text">
      <style:text-properties fo:color="#4472C4"/>
    </style:style>
    <style:style style:name="P12" style:parent-style-name="NoSpacing" style:family="paragraph">
      <style:paragraph-properties fo:text-align="center" fo:margin-bottom="0.0277in"/>
    </style:style>
    <style:style style:name="T13" style:parent-style-name="DefaultParagraphFont" style:family="text">
      <style:text-properties fo:text-transform="uppercase" fo:color="#4472C4" fo:font-size="14pt" style:font-size-asian="14pt" style:font-size-complex="14pt"/>
    </style:style>
    <style:style style:name="P14" style:parent-style-name="NoSpacing" style:family="paragraph">
      <style:paragraph-properties fo:text-align="center"/>
    </style:style>
    <style:style style:name="T15" style:parent-style-name="DefaultParagraphFont" style:family="text">
      <style:text-properties fo:text-transform="uppercase" fo:color="#4472C4" fo:language="bg" fo:country="BG"/>
    </style:style>
    <style:style style:name="P16" style:parent-style-name="NoSpacing" style:family="paragraph">
      <style:paragraph-properties fo:text-align="center"/>
    </style:style>
    <style:style style:name="T17" style:parent-style-name="DefaultParagraphFont" style:family="text">
      <style:text-properties fo:color="#4472C4" fo:language="bg" fo:country="BG"/>
    </style:style>
    <style:style style:name="T18" style:parent-style-name="DefaultParagraphFont" style:family="text">
      <style:text-properties fo:color="#4472C4"/>
    </style:style>
    <style:style style:name="T19" style:parent-style-name="DefaultParagraphFont" style:family="text">
      <style:text-properties fo:color="#4472C4"/>
    </style:style>
    <style:style style:name="P20" style:parent-style-name="Normal" style:family="paragraph">
      <style:paragraph-properties fo:break-before="page"/>
    </style:style>
    <style:style style:name="P21" style:parent-style-name="Normal" style:family="paragraph">
      <style:paragraph-properties fo:text-align="center"/>
    </style:style>
    <style:style style:name="P22" style:parent-style-name="Normal" style:family="paragraph">
      <style:paragraph-properties fo:text-align="center"/>
    </style:style>
    <style:style style:name="T23" style:parent-style-name="DefaultParagraphFont" style:family="text">
      <style:text-properties fo:language="bg" fo:country="BG"/>
    </style:style>
    <style:style style:name="P24" style:parent-style-name="TOC2" style:family="paragraph">
      <style:paragraph-properties>
        <style:tab-stops>
          <style:tab-stop style:type="right" style:leader-style="dotted" style:leader-text="." style:position="6.3402in"/>
        </style:tab-stops>
      </style:paragraph-properties>
    </style:style>
    <style:style style:name="P25" style:parent-style-name="TOC2" style:family="paragraph">
      <style:paragraph-properties>
        <style:tab-stops>
          <style:tab-stop style:type="right" style:leader-style="dotted" style:leader-text="." style:position="6.3402in"/>
        </style:tab-stops>
      </style:paragraph-properties>
    </style:style>
    <style:style style:name="P26" style:parent-style-name="TOC2" style:family="paragraph">
      <style:paragraph-properties>
        <style:tab-stops>
          <style:tab-stop style:type="right" style:leader-style="dotted" style:leader-text="." style:position="6.3402in"/>
        </style:tab-stops>
      </style:paragraph-properties>
    </style:style>
    <style:style style:name="P27" style:parent-style-name="TOC2" style:family="paragraph">
      <style:paragraph-properties>
        <style:tab-stops>
          <style:tab-stop style:type="right" style:leader-style="dotted" style:leader-text="." style:position="6.3402in"/>
        </style:tab-stops>
      </style:paragraph-properties>
    </style:style>
    <style:style style:name="P28" style:parent-style-name="TOC2" style:family="paragraph">
      <style:paragraph-properties>
        <style:tab-stops>
          <style:tab-stop style:type="right" style:leader-style="dotted" style:leader-text="." style:position="6.3402in"/>
        </style:tab-stops>
      </style:paragraph-properties>
    </style:style>
    <style:style style:name="P29" style:parent-style-name="TOC2" style:family="paragraph">
      <style:paragraph-properties>
        <style:tab-stops>
          <style:tab-stop style:type="right" style:leader-style="dotted" style:leader-text="." style:position="6.3402in"/>
        </style:tab-stops>
      </style:paragraph-properties>
    </style:style>
    <style:style style:name="P30" style:parent-style-name="TOC2" style:family="paragraph">
      <style:paragraph-properties>
        <style:tab-stops>
          <style:tab-stop style:type="right" style:leader-style="dotted" style:leader-text="." style:position="6.3402in"/>
        </style:tab-stops>
      </style:paragraph-properties>
    </style:style>
    <style:style style:name="T31" style:parent-style-name="Hyperlink" style:family="text">
      <style:text-properties fo:language="en" fo:country="US"/>
    </style:style>
    <style:style style:name="P32" style:parent-style-name="TOC2" style:family="paragraph">
      <style:paragraph-properties>
        <style:tab-stops>
          <style:tab-stop style:type="right" style:leader-style="dotted" style:leader-text="." style:position="6.3402in"/>
        </style:tab-stops>
      </style:paragraph-properties>
    </style:style>
    <style:style style:name="P33" style:parent-style-name="TOC3" style:family="paragraph">
      <style:paragraph-properties>
        <style:tab-stops>
          <style:tab-stop style:type="right" style:leader-style="dotted" style:leader-text="." style:position="6.1875in"/>
        </style:tab-stops>
      </style:paragraph-properties>
    </style:style>
    <style:style style:name="P34" style:parent-style-name="TOC3" style:family="paragraph">
      <style:paragraph-properties>
        <style:tab-stops>
          <style:tab-stop style:type="right" style:leader-style="dotted" style:leader-text="." style:position="6.1875in"/>
        </style:tab-stops>
      </style:paragraph-properties>
    </style:style>
    <style:style style:name="P35" style:parent-style-name="TOC2" style:family="paragraph">
      <style:paragraph-properties>
        <style:tab-stops>
          <style:tab-stop style:type="right" style:leader-style="dotted" style:leader-text="." style:position="6.3402in"/>
        </style:tab-stops>
      </style:paragraph-properties>
    </style:style>
    <style:style style:name="P36" style:parent-style-name="TOC2" style:family="paragraph">
      <style:paragraph-properties>
        <style:tab-stops>
          <style:tab-stop style:type="right" style:leader-style="dotted" style:leader-text="." style:position="6.3402in"/>
        </style:tab-stops>
      </style:paragraph-properties>
    </style:style>
    <style:style style:name="P37" style:parent-style-name="TOC3" style:family="paragraph">
      <style:paragraph-properties>
        <style:tab-stops>
          <style:tab-stop style:type="right" style:leader-style="dotted" style:leader-text="." style:position="6.1875in"/>
        </style:tab-stops>
      </style:paragraph-properties>
    </style:style>
    <style:style style:name="T38" style:parent-style-name="Hyperlink" style:family="text">
      <style:text-properties fo:language="en" fo:country="US"/>
    </style:style>
    <style:style style:name="P39" style:parent-style-name="TOC3" style:family="paragraph">
      <style:paragraph-properties>
        <style:tab-stops>
          <style:tab-stop style:type="right" style:leader-style="dotted" style:leader-text="." style:position="6.1875in"/>
        </style:tab-stops>
      </style:paragraph-properties>
    </style:style>
    <style:style style:name="T40" style:parent-style-name="Hyperlink" style:family="text">
      <style:text-properties fo:language="en" fo:country="US"/>
    </style:style>
    <style:style style:name="P41" style:parent-style-name="TOC3" style:family="paragraph">
      <style:paragraph-properties>
        <style:tab-stops>
          <style:tab-stop style:type="right" style:leader-style="dotted" style:leader-text="." style:position="6.1875in"/>
        </style:tab-stops>
      </style:paragraph-properties>
    </style:style>
    <style:style style:name="T42" style:parent-style-name="Hyperlink" style:family="text">
      <style:text-properties fo:language="en" fo:country="US"/>
    </style:style>
    <style:style style:name="P43" style:parent-style-name="TOC2" style:family="paragraph">
      <style:paragraph-properties>
        <style:tab-stops>
          <style:tab-stop style:type="right" style:leader-style="dotted" style:leader-text="." style:position="6.3402in"/>
        </style:tab-stops>
      </style:paragraph-properties>
    </style:style>
    <style:style style:name="P44" style:parent-style-name="TOC3" style:family="paragraph">
      <style:paragraph-properties>
        <style:tab-stops>
          <style:tab-stop style:type="right" style:leader-style="dotted" style:leader-text="." style:position="6.1875in"/>
        </style:tab-stops>
      </style:paragraph-properties>
    </style:style>
    <style:style style:name="T45" style:parent-style-name="Hyperlink" style:family="text">
      <style:text-properties fo:language="en" fo:country="US"/>
    </style:style>
    <style:style style:name="P46" style:parent-style-name="TOC3" style:family="paragraph">
      <style:paragraph-properties>
        <style:tab-stops>
          <style:tab-stop style:type="right" style:leader-style="dotted" style:leader-text="." style:position="6.1875in"/>
        </style:tab-stops>
      </style:paragraph-properties>
    </style:style>
    <style:style style:name="P47" style:parent-style-name="TOC3" style:family="paragraph">
      <style:paragraph-properties>
        <style:tab-stops>
          <style:tab-stop style:type="right" style:leader-style="dotted" style:leader-text="." style:position="6.1875in"/>
        </style:tab-stops>
      </style:paragraph-properties>
    </style:style>
    <style:style style:name="T48" style:parent-style-name="Hyperlink" style:family="text">
      <style:text-properties fo:language="en" fo:country="US"/>
    </style:style>
    <style:style style:name="P49" style:parent-style-name="TOC3" style:family="paragraph">
      <style:paragraph-properties>
        <style:tab-stops>
          <style:tab-stop style:type="right" style:leader-style="dotted" style:leader-text="." style:position="6.1875in"/>
        </style:tab-stops>
      </style:paragraph-properties>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name="P52" style:parent-style-name="Normal" style:family="paragraph">
      <style:paragraph-properties fo:text-align="center"/>
    </style:style>
    <style:style style:name="P53" style:parent-style-name="Normal" style:family="paragraph">
      <style:paragraph-properties fo:text-align="center"/>
    </style:style>
    <style:style style:name="P54" style:parent-style-name="Normal" style:family="paragraph">
      <style:paragraph-properties fo:text-align="center"/>
    </style:style>
    <style:style style:name="P55" style:parent-style-name="Normal" style:family="paragraph">
      <style:paragraph-properties fo:text-align="center"/>
    </style:style>
    <style:style style:name="P56" style:parent-style-name="Normal" style:family="paragraph">
      <style:paragraph-properties fo:text-align="center"/>
    </style:style>
    <style:style style:name="P57" style:parent-style-name="Normal" style:family="paragraph">
      <style:paragraph-properties fo:text-align="center"/>
    </style:style>
    <style:style style:name="T58" style:parent-style-name="DefaultParagraphFont" style:family="text">
      <style:text-properties style:text-underline-type="single" style:text-underline-style="solid" style:text-underline-width="auto" style:text-underline-mode="continuous"/>
    </style:style>
    <style:style style:name="T59" style:parent-style-name="DefaultParagraphFont" style:family="text">
      <style:text-properties style:text-underline-type="single" style:text-underline-style="solid" style:text-underline-width="auto" style:text-underline-mode="continuous"/>
    </style:style>
    <style:style style:name="T60" style:parent-style-name="DefaultParagraphFont" style:family="text">
      <style:text-properties style:text-underline-type="single" style:text-underline-style="solid" style:text-underline-width="auto" style:text-underline-mode="continuous"/>
    </style:style>
    <style:style style:name="T61" style:parent-style-name="DefaultParagraphFont" style:family="text">
      <style:text-properties style:text-underline-type="single" style:text-underline-style="solid" style:text-underline-width="auto" style:text-underline-mode="continuous"/>
    </style:style>
    <style:style style:name="T62" style:parent-style-name="DefaultParagraphFont" style:family="text">
      <style:text-properties style:text-underline-type="single" style:text-underline-style="solid" style:text-underline-width="auto" style:text-underline-mode="continuous"/>
    </style:style>
    <style:style style:name="T63" style:parent-style-name="DefaultParagraphFont" style:family="text">
      <style:text-properties style:text-underline-type="single" style:text-underline-style="solid" style:text-underline-width="auto" style:text-underline-mode="continuous"/>
    </style:style>
    <style:style style:name="T64" style:parent-style-name="DefaultParagraphFont" style:family="text">
      <style:text-properties style:text-underline-type="single" style:text-underline-style="solid" style:text-underline-width="auto" style:text-underline-mode="continuous"/>
    </style:style>
    <style:style style:name="T65" style:parent-style-name="DefaultParagraphFont" style:family="text">
      <style:text-properties style:text-underline-type="single" style:text-underline-style="solid" style:text-underline-width="auto" style:text-underline-mode="continuous"/>
    </style:style>
    <style:style style:name="T66" style:parent-style-name="DefaultParagraphFont" style:family="text">
      <style:text-properties style:text-underline-type="single" style:text-underline-style="solid" style:text-underline-width="auto" style:text-underline-mode="continuous"/>
    </style:style>
    <style:style style:name="T67" style:parent-style-name="DefaultParagraphFont" style:family="text">
      <style:text-properties style:text-underline-type="single" style:text-underline-style="solid" style:text-underline-width="auto" style:text-underline-mode="continuous"/>
    </style:style>
    <style:style style:name="T68" style:parent-style-name="DefaultParagraphFont" style:family="text">
      <style:text-properties style:text-underline-type="single" style:text-underline-style="solid" style:text-underline-width="auto" style:text-underline-mode="continuous"/>
    </style:style>
    <style:style style:name="T69" style:parent-style-name="DefaultParagraphFont" style:family="text">
      <style:text-properties style:text-underline-type="single" style:text-underline-style="solid" style:text-underline-width="auto" style:text-underline-mode="continuous"/>
    </style:style>
    <style:style style:name="T70" style:parent-style-name="DefaultParagraphFont" style:family="text">
      <style:text-properties style:text-underline-type="single" style:text-underline-style="solid" style:text-underline-width="auto" style:text-underline-mode="continuous"/>
    </style:style>
    <style:style style:name="T71" style:parent-style-name="DefaultParagraphFont" style:family="text">
      <style:text-properties style:text-underline-type="single" style:text-underline-style="solid" style:text-underline-width="auto" style:text-underline-mode="continuous"/>
    </style:style>
    <style:style style:name="T72" style:parent-style-name="DefaultParagraphFont" style:family="text">
      <style:text-properties style:text-underline-type="single" style:text-underline-style="solid" style:text-underline-width="auto" style:text-underline-mode="continuous"/>
    </style:style>
    <style:style style:name="T73" style:parent-style-name="DefaultParagraphFont" style:family="text">
      <style:text-properties fo:font-weight="bold" style:font-weight-asian="bold" style:font-weight-complex="bold" fo:color="#7030A0"/>
    </style:style>
    <style:style style:name="T74" style:parent-style-name="DefaultParagraphFont" style:family="text">
      <style:text-properties fo:color="#7030A0"/>
    </style:style>
    <style:style style:name="T75" style:parent-style-name="DefaultParagraphFont" style:family="text">
      <style:text-properties fo:font-weight="bold" style:font-weight-asian="bold" style:font-weight-complex="bold" fo:color="#7030A0"/>
    </style:style>
    <style:style style:name="T76" style:parent-style-name="DefaultParagraphFont" style:family="text">
      <style:text-properties fo:color="#7030A0"/>
    </style:style>
    <style:style style:name="T77" style:parent-style-name="DefaultParagraphFont" style:family="text">
      <style:text-properties fo:font-weight="bold" style:font-weight-asian="bold" style:font-weight-complex="bold" fo:color="#7030A0"/>
    </style:style>
    <style:style style:name="T78" style:parent-style-name="DefaultParagraphFont" style:family="text">
      <style:text-properties fo:color="#7030A0"/>
    </style:style>
    <style:style style:name="T79" style:parent-style-name="DefaultParagraphFont" style:family="text">
      <style:text-properties fo:font-weight="bold" style:font-weight-asian="bold" style:font-weight-complex="bold" fo:color="#7030A0"/>
    </style:style>
    <style:style style:name="T80" style:parent-style-name="DefaultParagraphFont" style:family="text">
      <style:text-properties fo:color="#7030A0"/>
    </style:style>
    <style:style style:name="T81" style:parent-style-name="DefaultParagraphFont" style:family="text">
      <style:text-properties fo:font-weight="bold" style:font-weight-asian="bold" style:font-weight-complex="bold" fo:color="#7030A0"/>
    </style:style>
    <style:style style:name="T82" style:parent-style-name="DefaultParagraphFont" style:family="text">
      <style:text-properties fo:font-weight="bold" style:font-weight-asian="bold" style:font-weight-complex="bold" fo:color="#7030A0"/>
    </style:style>
    <style:style style:name="T83" style:parent-style-name="DefaultParagraphFont" style:family="text">
      <style:text-properties fo:color="#7030A0"/>
    </style:style>
    <style:style style:name="T84" style:parent-style-name="DefaultParagraphFont" style:family="text">
      <style:text-properties fo:font-weight="bold" style:font-weight-asian="bold" style:font-weight-complex="bold" fo:color="#7030A0"/>
    </style:style>
    <style:style style:name="T85" style:parent-style-name="DefaultParagraphFont" style:family="text">
      <style:text-properties fo:color="#7030A0"/>
    </style:style>
    <style:style style:name="T86" style:parent-style-name="DefaultParagraphFont" style:family="text">
      <style:text-properties fo:font-weight="bold" style:font-weight-asian="bold" style:font-weight-complex="bold" fo:color="#7030A0"/>
    </style:style>
    <style:style style:name="T87" style:parent-style-name="DefaultParagraphFont" style:family="text">
      <style:text-properties fo:color="#7030A0"/>
    </style:style>
    <style:style style:name="T88" style:parent-style-name="DefaultParagraphFont" style:family="text">
      <style:text-properties fo:font-weight="bold" style:font-weight-asian="bold" style:font-weight-complex="bold" fo:color="#7030A0"/>
    </style:style>
    <style:style style:name="T89" style:parent-style-name="DefaultParagraphFont" style:family="text">
      <style:text-properties fo:color="#7030A0"/>
    </style:style>
    <style:style style:name="T90" style:parent-style-name="DefaultParagraphFont" style:family="text">
      <style:text-properties fo:font-weight="bold" style:font-weight-asian="bold" style:font-weight-complex="bold" fo:color="#7030A0"/>
    </style:style>
    <style:style style:name="T91" style:parent-style-name="DefaultParagraphFont" style:family="text">
      <style:text-properties fo:color="#7030A0"/>
    </style:style>
    <style:style style:name="T92" style:parent-style-name="DefaultParagraphFont" style:family="text">
      <style:text-properties fo:font-weight="bold" style:font-weight-asian="bold" style:font-weight-complex="bold" fo:color="#7030A0"/>
    </style:style>
    <style:style style:name="T93" style:parent-style-name="DefaultParagraphFont" style:family="text">
      <style:text-properties fo:color="#7030A0"/>
    </style:style>
    <style:style style:name="T94" style:parent-style-name="DefaultParagraphFont" style:family="text">
      <style:text-properties style:text-underline-type="single" style:text-underline-style="solid" style:text-underline-width="auto" style:text-underline-mode="continuous"/>
    </style:style>
    <style:style style:name="T95" style:parent-style-name="DefaultParagraphFont" style:family="text">
      <style:text-properties style:text-underline-type="single" style:text-underline-style="solid" style:text-underline-width="auto" style:text-underline-mode="continuous"/>
    </style:style>
    <style:style style:name="T96" style:parent-style-name="DefaultParagraphFont" style:family="text">
      <style:text-properties style:text-underline-type="single" style:text-underline-style="solid" style:text-underline-width="auto" style:text-underline-mode="continuous"/>
    </style:style>
    <style:style style:name="T97" style:parent-style-name="DefaultParagraphFont" style:family="text">
      <style:text-properties style:text-underline-type="single" style:text-underline-style="solid" style:text-underline-width="auto" style:text-underline-mode="continuous"/>
    </style:style>
    <style:style style:name="T98" style:parent-style-name="DefaultParagraphFont" style:family="text">
      <style:text-properties style:text-underline-type="single" style:text-underline-style="solid" style:text-underline-width="auto" style:text-underline-mode="continuous"/>
    </style:style>
    <style:style style:name="T99" style:parent-style-name="DefaultParagraphFont" style:family="text">
      <style:text-properties style:text-underline-type="single" style:text-underline-style="solid" style:text-underline-width="auto" style:text-underline-mode="continuous"/>
    </style:style>
    <style:style style:name="T100" style:parent-style-name="DefaultParagraphFont" style:family="text">
      <style:text-properties style:text-underline-type="single" style:text-underline-style="solid" style:text-underline-width="auto" style:text-underline-mode="continuous"/>
    </style:style>
    <style:style style:name="T101" style:parent-style-name="DefaultParagraphFont" style:family="text">
      <style:text-properties style:text-underline-type="single" style:text-underline-style="solid" style:text-underline-width="auto" style:text-underline-mode="continuous"/>
    </style:style>
    <style:style style:name="T102" style:parent-style-name="DefaultParagraphFont" style:family="text">
      <style:text-properties style:text-underline-type="single" style:text-underline-style="solid" style:text-underline-width="auto" style:text-underline-mode="continuous"/>
    </style:style>
    <style:style style:name="T103" style:parent-style-name="DefaultParagraphFont" style:family="text">
      <style:text-properties style:text-underline-type="single" style:text-underline-style="solid" style:text-underline-width="auto" style:text-underline-mode="continuous"/>
    </style:style>
    <style:style style:name="T104" style:parent-style-name="DefaultParagraphFont" style:family="text">
      <style:text-properties style:text-underline-type="single" style:text-underline-style="solid" style:text-underline-width="auto" style:text-underline-mode="continuous"/>
    </style:style>
    <style:style style:name="T105" style:parent-style-name="DefaultParagraphFont" style:family="text">
      <style:text-properties style:text-underline-type="single" style:text-underline-style="solid" style:text-underline-width="auto" style:text-underline-mode="continuous"/>
    </style:style>
    <style:style style:name="T106" style:parent-style-name="DefaultParagraphFont" style:family="text">
      <style:text-properties style:text-underline-type="single" style:text-underline-style="solid" style:text-underline-width="auto" style:text-underline-mode="continuous"/>
    </style:style>
    <style:style style:name="T107" style:parent-style-name="DefaultParagraphFont" style:family="text">
      <style:text-properties style:text-underline-type="single" style:text-underline-style="solid" style:text-underline-width="auto" style:text-underline-mode="continuous"/>
    </style:style>
    <style:style style:name="T108" style:parent-style-name="DefaultParagraphFont" style:family="text">
      <style:text-properties style:text-underline-type="single" style:text-underline-style="solid" style:text-underline-width="auto" style:text-underline-mode="continuous"/>
    </style:style>
    <style:style style:name="T109" style:parent-style-name="DefaultParagraphFont" style:family="text">
      <style:text-properties style:text-underline-type="single" style:text-underline-style="solid" style:text-underline-width="auto" style:text-underline-mode="continuous"/>
    </style:style>
    <style:style style:name="T110" style:parent-style-name="DefaultParagraphFont" style:family="text">
      <style:text-properties style:text-underline-type="single" style:text-underline-style="solid" style:text-underline-width="auto" style:text-underline-mode="continuous"/>
    </style:style>
    <style:style style:name="T111" style:parent-style-name="DefaultParagraphFont" style:family="text">
      <style:text-properties style:text-underline-type="single" style:text-underline-style="solid" style:text-underline-width="auto" style:text-underline-mode="continuous"/>
    </style:style>
    <style:style style:name="P112" style:parent-style-name="Heading2" style:family="paragraph">
      <style:text-properties fo:language="en" fo:country="US"/>
    </style:style>
    <style:style style:name="T113" style:parent-style-name="DefaultParagraphFont" style:family="text">
      <style:text-properties fo:language="en" fo:country="US"/>
    </style:style>
    <style:style style:name="T114" style:parent-style-name="DefaultParagraphFont" style:family="text">
      <style:text-properties fo:font-weight="bold" style:font-weight-asian="bold" style:font-weight-complex="bold" fo:color="#000000" fo:background-color="#00FF00"/>
    </style:style>
    <style:style style:name="P115" style:parent-style-name="ListParagraph" style:family="paragraph">
      <style:paragraph-properties fo:margin-left="1.0312in">
        <style:tab-stops/>
      </style:paragraph-properties>
      <style:text-properties fo:font-weight="bold" style:font-weight-asian="bold" style:font-weight-complex="bold" fo:color="#7030A0"/>
    </style:style>
    <style:style style:name="P116" style:parent-style-name="ListParagraph" style:family="paragraph">
      <style:paragraph-properties fo:margin-left="1.0312in">
        <style:tab-stops/>
      </style:paragraph-properties>
    </style:style>
    <style:style style:name="P117" style:parent-style-name="ListParagraph" style:family="paragraph">
      <style:paragraph-properties fo:margin-left="1.0312in">
        <style:tab-stops/>
      </style:paragraph-properties>
    </style:style>
    <style:style style:name="P118" style:parent-style-name="ListParagraph" style:family="paragraph">
      <style:paragraph-properties fo:margin-left="1.0312in">
        <style:tab-stops/>
      </style:paragraph-properties>
    </style:style>
    <style:style style:name="T119" style:parent-style-name="DefaultParagraphFont" style:family="text">
      <style:text-properties fo:font-weight="bold" style:font-weight-asian="bold" style:font-weight-complex="bold" fo:color="#7030A0" fo:background-color="#FFFF00"/>
    </style:style>
    <style:style style:name="T120" style:parent-style-name="DefaultParagraphFont" style:family="text">
      <style:text-properties fo:font-weight="bold" style:font-weight-asian="bold" style:font-weight-complex="bold" fo:color="#7030A0"/>
    </style:style>
    <style:style style:name="P121" style:parent-style-name="ListParagraph" style:family="paragraph">
      <style:paragraph-properties fo:margin-left="1.0312in">
        <style:tab-stops/>
      </style:paragraph-properties>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style:text-underline-type="single" style:text-underline-style="solid" style:text-underline-width="auto" style:text-underline-mode="continuous"/>
    </style:style>
    <style:style style:name="P124" style:parent-style-name="ListParagraph" style:family="paragraph">
      <style:paragraph-properties fo:margin-left="1.0312in" fo:text-indent="0.4687in">
        <style:tab-stops/>
      </style:paragraph-properties>
    </style:style>
    <style:style style:name="T125" style:parent-style-name="DefaultParagraphFont" style:family="text">
      <style:text-properties fo:font-weight="bold" style:font-weight-asian="bold" style:font-weight-complex="bold" fo:color="#FF0000"/>
    </style:style>
    <style:style style:name="P126" style:parent-style-name="ListParagraph" style:family="paragraph">
      <style:paragraph-properties fo:margin-left="1.0312in">
        <style:tab-stops/>
      </style:paragraph-properties>
    </style:style>
    <style:style style:name="P127" style:parent-style-name="ListParagraph" style:family="paragraph">
      <style:paragraph-properties fo:margin-left="1.0312in">
        <style:tab-stops/>
      </style:paragraph-properties>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style:text-underline-type="single" style:text-underline-style="solid" style:text-underline-width="auto" style:text-underline-mode="continuous"/>
    </style:style>
    <style:style style:name="P130" style:parent-style-name="ListParagraph" style:family="paragraph">
      <style:paragraph-properties fo:margin-left="1.0312in" fo:text-indent="0.4687in">
        <style:tab-stops/>
      </style:paragraph-properties>
    </style:style>
    <style:style style:name="T131" style:parent-style-name="DefaultParagraphFont" style:family="text">
      <style:text-properties fo:font-weight="bold" style:font-weight-asian="bold" style:font-weight-complex="bold" fo:color="#FF0000"/>
    </style:style>
    <style:style style:name="P132" style:parent-style-name="ListParagraph" style:family="paragraph">
      <style:paragraph-properties fo:margin-left="1.0312in" fo:text-indent="0.4687in">
        <style:tab-stops/>
      </style:paragraph-properties>
    </style:style>
    <style:style style:name="T133" style:parent-style-name="DefaultParagraphFont" style:family="text">
      <style:text-properties fo:font-weight="bold" style:font-weight-asian="bold" style:font-weight-complex="bold" fo:color="#7030A0"/>
    </style:style>
    <style:style style:name="P134" style:parent-style-name="ListParagraph" style:family="paragraph">
      <style:paragraph-properties fo:margin-left="1.0312in">
        <style:tab-stops/>
      </style:paragraph-properties>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style:text-underline-type="single" style:text-underline-style="solid" style:text-underline-width="auto" style:text-underline-mode="continuous"/>
    </style:style>
    <style:style style:name="P137" style:parent-style-name="ListParagraph" style:family="paragraph">
      <style:paragraph-properties fo:margin-left="1.0312in" fo:text-indent="0.4687in">
        <style:tab-stops/>
      </style:paragraph-properties>
    </style:style>
    <style:style style:name="T138" style:parent-style-name="DefaultParagraphFont" style:family="text">
      <style:text-properties fo:font-weight="bold" style:font-weight-asian="bold" style:font-weight-complex="bold" fo:color="#FF0000"/>
    </style:style>
    <style:style style:name="P139" style:parent-style-name="ListParagraph" style:family="paragraph">
      <style:paragraph-properties fo:margin-left="1.0312in">
        <style:tab-stops/>
      </style:paragraph-properties>
    </style:style>
    <style:style style:name="P140" style:parent-style-name="ListParagraph" style:family="paragraph">
      <style:paragraph-properties fo:margin-left="1.0312in">
        <style:tab-stops/>
      </style:paragraph-properties>
    </style:style>
    <style:style style:name="T141" style:parent-style-name="DefaultParagraphFont" style:family="text">
      <style:text-properties fo:font-weight="bold" style:font-weight-asian="bold" style:font-weight-complex="bold" fo:color="#7030A0"/>
    </style:style>
    <style:style style:name="T142" style:parent-style-name="DefaultParagraphFont" style:family="text">
      <style:text-properties fo:color="#7030A0"/>
    </style:style>
    <style:style style:name="P143" style:parent-style-name="ListParagraph" style:family="paragraph">
      <style:paragraph-properties fo:margin-left="1.0312in">
        <style:tab-stops/>
      </style:paragraph-properties>
    </style:style>
    <style:style style:name="P144" style:parent-style-name="ListParagraph" style:family="paragraph">
      <style:paragraph-properties fo:margin-left="1.0312in">
        <style:tab-stops/>
      </style:paragraph-properties>
    </style:style>
    <style:style style:name="P145" style:parent-style-name="ListParagraph" style:family="paragraph">
      <style:paragraph-properties fo:margin-left="1.0312in">
        <style:tab-stops/>
      </style:paragraph-properties>
    </style:style>
    <style:style style:name="P146" style:parent-style-name="ListParagraph" style:family="paragraph">
      <style:paragraph-properties fo:margin-left="1.0312in">
        <style:tab-stops/>
      </style:paragraph-properties>
    </style:style>
    <style:style style:name="P147" style:parent-style-name="ListParagraph" style:family="paragraph">
      <style:paragraph-properties fo:margin-left="1.0312in">
        <style:tab-stops/>
      </style:paragraph-properties>
    </style:style>
    <style:style style:name="T148" style:parent-style-name="DefaultParagraphFont" style:family="text">
      <style:text-properties fo:font-weight="bold" style:font-weight-asian="bold" style:font-weight-complex="bold" fo:color="#7030A0" fo:background-color="#FFFF00"/>
    </style:style>
    <style:style style:name="P149" style:parent-style-name="ListParagraph" style:family="paragraph">
      <style:paragraph-properties fo:margin-left="1.0312in">
        <style:tab-stops/>
      </style:paragraph-properties>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style:text-underline-type="single" style:text-underline-style="solid" style:text-underline-width="auto" style:text-underline-mode="continuous"/>
    </style:style>
    <style:style style:name="P152" style:parent-style-name="ListParagraph" style:family="paragraph">
      <style:paragraph-properties fo:margin-left="1.0312in" fo:text-indent="0.4687in">
        <style:tab-stops/>
      </style:paragraph-properties>
    </style:style>
    <style:style style:name="T153" style:parent-style-name="DefaultParagraphFont" style:family="text">
      <style:text-properties fo:font-weight="bold" style:font-weight-asian="bold" style:font-weight-complex="bold" fo:color="#FF0000"/>
    </style:style>
    <style:style style:name="P154" style:parent-style-name="ListParagraph" style:family="paragraph">
      <style:paragraph-properties fo:margin-left="1.0312in" fo:text-indent="0.4687in">
        <style:tab-stops/>
      </style:paragraph-properties>
    </style:style>
    <style:style style:name="T155" style:parent-style-name="DefaultParagraphFont" style:family="text">
      <style:text-properties fo:color="#7030A0"/>
    </style:style>
    <style:style style:name="P156" style:parent-style-name="Normal" style:family="paragraph">
      <style:paragraph-properties fo:margin-left="1in" fo:text-indent="0.5in">
        <style:tab-stops/>
      </style:paragraph-properties>
    </style:style>
    <style:style style:name="T157" style:parent-style-name="DefaultParagraphFont" style:family="text">
      <style:text-properties fo:color="#7030A0"/>
    </style:style>
    <style:style style:name="T158" style:parent-style-name="DefaultParagraphFont" style:family="text">
      <style:text-properties fo:color="#7030A0"/>
    </style:style>
    <style:style style:name="P159" style:parent-style-name="Normal" style:family="paragraph">
      <style:paragraph-properties fo:margin-left="1in" fo:text-indent="0.5in">
        <style:tab-stops/>
      </style:paragraph-properties>
    </style:style>
    <style:style style:name="T160" style:parent-style-name="DefaultParagraphFont" style:family="text">
      <style:text-properties fo:color="#7030A0"/>
    </style:style>
    <style:style style:name="P161" style:parent-style-name="Normal" style:family="paragraph">
      <style:paragraph-properties fo:margin-left="0.5in" fo:text-indent="0.5in">
        <style:tab-stops/>
      </style:paragraph-properties>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style:text-underline-type="single" style:text-underline-style="solid" style:text-underline-width="auto" style:text-underline-mode="continuous"/>
    </style:style>
    <style:style style:name="P164" style:parent-style-name="Normal" style:family="paragraph">
      <style:paragraph-properties fo:margin-left="1in" fo:text-indent="0.5in">
        <style:tab-stops/>
      </style:paragraph-properties>
    </style:style>
    <style:style style:name="T165" style:parent-style-name="DefaultParagraphFont" style:family="text">
      <style:text-properties fo:font-weight="bold" style:font-weight-asian="bold" style:font-weight-complex="bold" fo:color="#FF0000"/>
    </style:style>
    <style:style style:name="P166" style:parent-style-name="Normal" style:family="paragraph">
      <style:paragraph-properties fo:margin-left="1in">
        <style:tab-stops/>
      </style:paragraph-properties>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style:text-underline-type="single" style:text-underline-style="solid" style:text-underline-width="auto" style:text-underline-mode="continuous"/>
    </style:style>
    <style:style style:name="P169" style:parent-style-name="Normal" style:family="paragraph">
      <style:paragraph-properties fo:margin-left="1in" fo:text-indent="0.5in">
        <style:tab-stops/>
      </style:paragraph-properties>
    </style:style>
    <style:style style:name="T170" style:parent-style-name="DefaultParagraphFont" style:family="text">
      <style:text-properties fo:font-weight="bold" style:font-weight-asian="bold" style:font-weight-complex="bold" fo:color="#FF0000"/>
    </style:style>
    <style:style style:name="P171" style:parent-style-name="Normal" style:family="paragraph">
      <style:paragraph-properties fo:margin-left="1in" fo:text-indent="0.5in">
        <style:tab-stops/>
      </style:paragraph-properties>
    </style:style>
    <style:style style:name="T172" style:parent-style-name="DefaultParagraphFont" style:family="text">
      <style:text-properties fo:font-weight="bold" style:font-weight-asian="bold" style:font-weight-complex="bold" fo:color="#7030A0"/>
    </style:style>
    <style:style style:name="P173" style:parent-style-name="Normal" style:family="paragraph">
      <style:paragraph-properties fo:margin-left="0.5in" fo:text-indent="0.5in">
        <style:tab-stops/>
      </style:paragraph-properties>
      <style:text-properties fo:font-weight="bold" style:font-weight-asian="bold" style:font-weight-complex="bold" fo:color="#7030A0"/>
    </style:style>
    <style:style style:name="P174" style:parent-style-name="Normal" style:family="paragraph">
      <style:paragraph-properties fo:margin-left="1in">
        <style:tab-stops/>
      </style:paragraph-properties>
    </style:style>
    <style:style style:name="P175" style:parent-style-name="Normal" style:family="paragraph">
      <style:paragraph-properties fo:margin-left="0.5in" fo:text-indent="0.5in">
        <style:tab-stops/>
      </style:paragraph-properties>
    </style:style>
    <style:style style:name="P176" style:parent-style-name="Normal" style:family="paragraph">
      <style:paragraph-properties fo:margin-left="0.5in" fo:text-indent="0.5in">
        <style:tab-stops/>
      </style:paragraph-properties>
    </style:style>
    <style:style style:name="P177" style:parent-style-name="Normal" style:family="paragraph">
      <style:paragraph-properties fo:margin-left="1in">
        <style:tab-stops/>
      </style:paragraph-properties>
    </style:style>
    <style:style style:name="P178" style:parent-style-name="Normal" style:family="paragraph">
      <style:paragraph-properties fo:margin-left="1in">
        <style:tab-stops/>
      </style:paragraph-properties>
    </style:style>
    <style:style style:name="P179" style:parent-style-name="Normal" style:family="paragraph">
      <style:paragraph-properties fo:margin-left="0.5in" fo:text-indent="0.5in">
        <style:tab-stops/>
      </style:paragraph-properties>
      <style:text-properties fo:font-weight="bold" style:font-weight-asian="bold" style:font-weight-complex="bold" fo:color="#7030A0"/>
    </style:style>
    <style:style style:name="P180" style:parent-style-name="Normal" style:family="paragraph">
      <style:paragraph-properties fo:margin-left="1in">
        <style:tab-stops/>
      </style:paragraph-properties>
    </style:style>
    <style:style style:name="P181" style:parent-style-name="Normal" style:family="paragraph">
      <style:paragraph-properties fo:margin-left="1in">
        <style:tab-stops/>
      </style:paragraph-properties>
    </style:style>
    <style:style style:name="P182" style:parent-style-name="ListParagraph" style:family="paragraph">
      <style:paragraph-properties fo:margin-left="1.0312in">
        <style:tab-stops/>
      </style:paragraph-properties>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style:text-underline-type="single" style:text-underline-style="solid" style:text-underline-width="auto" style:text-underline-mode="continuous"/>
    </style:style>
    <style:style style:name="P185" style:parent-style-name="ListParagraph" style:family="paragraph">
      <style:paragraph-properties fo:margin-left="1.0312in" fo:text-indent="0.4687in">
        <style:tab-stops/>
      </style:paragraph-properties>
    </style:style>
    <style:style style:name="T186" style:parent-style-name="DefaultParagraphFont" style:family="text">
      <style:text-properties fo:font-weight="bold" style:font-weight-asian="bold" style:font-weight-complex="bold" fo:color="#FF0000"/>
    </style:style>
    <style:style style:name="P187" style:parent-style-name="ListParagraph" style:family="paragraph">
      <style:paragraph-properties fo:margin-left="1.5in">
        <style:tab-stops/>
      </style:paragraph-properties>
    </style:style>
    <style:style style:name="P188" style:parent-style-name="Normal" style:family="paragraph">
      <style:paragraph-properties fo:margin-left="0.5in" fo:text-indent="0.5in">
        <style:tab-stops/>
      </style:paragraph-properties>
    </style:style>
    <style:style style:name="T189" style:parent-style-name="DefaultParagraphFont" style:family="text">
      <style:text-properties fo:font-weight="bold" style:font-weight-asian="bold" style:font-weight-complex="bold"/>
    </style:style>
    <style:style style:name="T190" style:parent-style-name="DefaultParagraphFont" style:family="text">
      <style:text-properties style:text-underline-type="single" style:text-underline-style="solid" style:text-underline-width="auto" style:text-underline-mode="continuous"/>
    </style:style>
    <style:style style:name="P191" style:parent-style-name="Normal" style:family="paragraph">
      <style:paragraph-properties fo:margin-left="1in" fo:text-indent="0.5in">
        <style:tab-stops/>
      </style:paragraph-properties>
    </style:style>
    <style:style style:name="T192" style:parent-style-name="DefaultParagraphFont" style:family="text">
      <style:text-properties fo:font-weight="bold" style:font-weight-asian="bold" style:font-weight-complex="bold" fo:color="#FF0000"/>
    </style:style>
    <style:style style:name="P193" style:parent-style-name="Normal" style:family="paragraph">
      <style:paragraph-properties fo:margin-left="1in" fo:text-indent="0.5in">
        <style:tab-stops/>
      </style:paragraph-properties>
    </style:style>
    <style:style style:name="T194" style:parent-style-name="DefaultParagraphFont" style:family="text">
      <style:text-properties fo:font-weight="bold" style:font-weight-asian="bold" style:font-weight-complex="bold" fo:color="#7030A0"/>
    </style:style>
    <style:style style:name="P195" style:parent-style-name="Normal" style:family="paragraph">
      <style:paragraph-properties fo:margin-left="1.5in">
        <style:tab-stops/>
      </style:paragraph-properties>
    </style:style>
    <style:style style:name="P196" style:parent-style-name="Normal" style:family="paragraph">
      <style:paragraph-properties fo:margin-left="0.75in">
        <style:tab-stops/>
      </style:paragraph-properties>
    </style:style>
    <style:style style:name="T197" style:parent-style-name="DefaultParagraphFont" style:family="text">
      <style:text-properties fo:font-weight="bold" style:font-weight-asian="bold" style:font-weight-complex="bold"/>
    </style:style>
    <style:style style:name="T198" style:parent-style-name="DefaultParagraphFont" style:family="text">
      <style:text-properties style:text-underline-type="single" style:text-underline-style="solid" style:text-underline-width="auto" style:text-underline-mode="continuous"/>
    </style:style>
    <style:style style:name="P199" style:parent-style-name="Normal" style:family="paragraph">
      <style:paragraph-properties fo:margin-left="0.5in" fo:text-indent="0.5in">
        <style:tab-stops/>
      </style:paragraph-properties>
    </style:style>
    <style:style style:name="T200" style:parent-style-name="DefaultParagraphFont" style:family="text">
      <style:text-properties fo:font-weight="bold" style:font-weight-asian="bold" style:font-weight-complex="bold" fo:color="#FF0000"/>
    </style:style>
    <style:style style:name="P201" style:parent-style-name="Normal" style:family="paragraph">
      <style:paragraph-properties fo:margin-left="1in">
        <style:tab-stops/>
      </style:paragraph-properties>
    </style:style>
    <style:style style:name="P202" style:parent-style-name="Normal" style:family="paragraph">
      <style:paragraph-properties fo:margin-left="0.25in" fo:text-indent="0.5in">
        <style:tab-stops/>
      </style:paragraph-properties>
    </style:style>
    <style:style style:name="P203" style:parent-style-name="Normal" style:family="paragraph">
      <style:paragraph-properties fo:margin-left="0.25in" fo:text-indent="0.5in">
        <style:tab-stops/>
      </style:paragraph-properties>
    </style:style>
    <style:style style:name="P204" style:parent-style-name="Normal" style:family="paragraph">
      <style:paragraph-properties fo:margin-left="0.25in" fo:text-indent="0.5in">
        <style:tab-stops/>
      </style:paragraph-properties>
    </style:style>
    <style:style style:name="P205" style:parent-style-name="Normal" style:family="paragraph">
      <style:paragraph-properties fo:margin-left="0.75in">
        <style:tab-stops/>
      </style:paragraph-properties>
    </style:style>
    <style:style style:name="P206" style:parent-style-name="Normal" style:family="paragraph">
      <style:paragraph-properties fo:margin-left="0.75in">
        <style:tab-stops/>
      </style:paragraph-properties>
    </style:style>
    <style:style style:name="T207" style:parent-style-name="DefaultParagraphFont" style:family="text">
      <style:text-properties fo:font-weight="bold" style:font-weight-asian="bold" style:font-weight-complex="bold"/>
    </style:style>
    <style:style style:name="T208" style:parent-style-name="DefaultParagraphFont" style:family="text">
      <style:text-properties style:text-underline-type="single" style:text-underline-style="solid" style:text-underline-width="auto" style:text-underline-mode="continuous"/>
    </style:style>
    <style:style style:name="P209" style:parent-style-name="Normal" style:family="paragraph">
      <style:paragraph-properties fo:margin-left="0.75in" fo:text-indent="0.25in">
        <style:tab-stops/>
      </style:paragraph-properties>
    </style:style>
    <style:style style:name="T210" style:parent-style-name="DefaultParagraphFont" style:family="text">
      <style:text-properties fo:font-weight="bold" style:font-weight-asian="bold" style:font-weight-complex="bold" fo:color="#FF0000"/>
    </style:style>
    <style:style style:name="P211" style:parent-style-name="Normal" style:family="paragraph">
      <style:paragraph-properties fo:margin-left="0.75in" fo:text-indent="0.25in">
        <style:tab-stops/>
      </style:paragraph-properties>
    </style:style>
    <style:style style:name="T212" style:parent-style-name="DefaultParagraphFont" style:family="text">
      <style:text-properties fo:color="#7030A0"/>
    </style:style>
    <style:style style:name="P213" style:parent-style-name="Normal" style:family="paragraph">
      <style:paragraph-properties fo:margin-left="0.75in" fo:text-indent="0.25in">
        <style:tab-stops/>
      </style:paragraph-properties>
    </style:style>
    <style:style style:name="P214" style:parent-style-name="Normal" style:family="paragraph">
      <style:paragraph-properties fo:margin-left="0.75in">
        <style:tab-stops/>
      </style:paragraph-properties>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style:text-underline-type="single" style:text-underline-style="solid" style:text-underline-width="auto" style:text-underline-mode="continuous"/>
    </style:style>
    <style:style style:name="P217" style:parent-style-name="Normal" style:family="paragraph">
      <style:paragraph-properties fo:margin-left="0.75in" fo:text-indent="0.25in">
        <style:tab-stops/>
      </style:paragraph-properties>
    </style:style>
    <style:style style:name="T218" style:parent-style-name="DefaultParagraphFont" style:family="text">
      <style:text-properties fo:font-weight="bold" style:font-weight-asian="bold" style:font-weight-complex="bold" fo:color="#FF0000"/>
    </style:style>
    <style:style style:name="P219" style:parent-style-name="Normal" style:family="paragraph">
      <style:paragraph-properties fo:margin-left="1in">
        <style:tab-stops/>
      </style:paragraph-properties>
    </style:style>
    <style:style style:name="T220" style:parent-style-name="DefaultParagraphFont" style:family="text">
      <style:text-properties fo:color="#7030A0"/>
    </style:style>
    <style:style style:name="P221" style:parent-style-name="Normal" style:family="paragraph">
      <style:paragraph-properties fo:margin-left="1in">
        <style:tab-stops/>
      </style:paragraph-properties>
    </style:style>
    <style:style style:name="P222" style:parent-style-name="Normal" style:family="paragraph">
      <style:paragraph-properties fo:margin-left="1in">
        <style:tab-stops/>
      </style:paragraph-properties>
    </style:style>
    <style:style style:name="P223" style:parent-style-name="Normal" style:family="paragraph">
      <style:paragraph-properties fo:margin-left="1in">
        <style:tab-stops/>
      </style:paragraph-properties>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style:text-underline-type="single" style:text-underline-style="solid" style:text-underline-width="auto" style:text-underline-mode="continuous"/>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style:text-underline-type="single" style:text-underline-style="solid" style:text-underline-width="auto" style:text-underline-mode="continuous"/>
    </style:style>
    <style:style style:name="P228" style:parent-style-name="Normal" style:family="paragraph">
      <style:paragraph-properties fo:margin-left="1in">
        <style:tab-stops/>
      </style:paragraph-properties>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style:text-underline-type="single" style:text-underline-style="solid" style:text-underline-width="auto" style:text-underline-mode="continuous"/>
    </style:style>
    <style:style style:name="P231" style:parent-style-name="Normal" style:family="paragraph">
      <style:paragraph-properties fo:margin-left="1in">
        <style:tab-stops/>
      </style:paragraph-properties>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style:text-underline-type="single" style:text-underline-style="solid" style:text-underline-width="auto" style:text-underline-mode="continuous"/>
    </style:style>
    <style:style style:name="P234" style:parent-style-name="Normal" style:family="paragraph">
      <style:paragraph-properties fo:margin-left="1in">
        <style:tab-stops/>
      </style:paragraph-properties>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style:text-underline-type="single" style:text-underline-style="solid" style:text-underline-width="auto" style:text-underline-mode="continuous"/>
    </style:style>
    <style:style style:name="P237" style:parent-style-name="Normal" style:family="paragraph">
      <style:paragraph-properties fo:margin-left="1in">
        <style:tab-stops/>
      </style:paragraph-properties>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style:text-underline-type="single" style:text-underline-style="solid" style:text-underline-width="auto" style:text-underline-mode="continuous"/>
    </style:style>
    <style:style style:name="P240" style:parent-style-name="Normal" style:family="paragraph">
      <style:paragraph-properties fo:margin-left="1in">
        <style:tab-stops/>
      </style:paragraph-properties>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style:text-underline-type="single" style:text-underline-style="solid" style:text-underline-width="auto" style:text-underline-mode="continuous"/>
    </style:style>
    <style:style style:name="T243" style:parent-style-name="DefaultParagraphFont" style:family="text">
      <style:text-properties fo:font-weight="bold" style:font-weight-asian="bold" style:font-weight-complex="bold"/>
    </style:style>
    <style:style style:name="T244" style:parent-style-name="DefaultParagraphFont" style:family="text">
      <style:text-properties style:text-underline-type="single" style:text-underline-style="solid" style:text-underline-width="auto" style:text-underline-mode="continuous"/>
    </style:style>
    <style:style style:name="P245" style:parent-style-name="Normal" style:family="paragraph">
      <style:paragraph-properties fo:margin-left="1in">
        <style:tab-stops/>
      </style:paragraph-properties>
    </style:style>
    <style:style style:name="T246" style:parent-style-name="DefaultParagraphFont" style:family="text">
      <style:text-properties fo:font-weight="bold" style:font-weight-asian="bold" style:font-weight-complex="bold"/>
    </style:style>
    <style:style style:name="T247" style:parent-style-name="DefaultParagraphFont" style:family="text">
      <style:text-properties style:text-underline-type="single" style:text-underline-style="solid" style:text-underline-width="auto" style:text-underline-mode="continuous"/>
    </style:style>
    <style:style style:name="T248" style:parent-style-name="DefaultParagraphFont" style:family="text">
      <style:text-properties style:text-underline-type="single" style:text-underline-style="solid" style:text-underline-width="auto" style:text-underline-mode="continuous"/>
    </style:style>
    <style:style style:name="P249" style:parent-style-name="Normal" style:family="paragraph">
      <style:paragraph-properties fo:margin-left="1in">
        <style:tab-stops/>
      </style:paragraph-properties>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style:text-underline-type="single" style:text-underline-style="solid" style:text-underline-width="auto" style:text-underline-mode="continuous"/>
    </style:style>
    <style:style style:name="T252" style:parent-style-name="DefaultParagraphFont" style:family="text">
      <style:text-properties style:text-underline-type="single" style:text-underline-style="solid" style:text-underline-width="auto" style:text-underline-mode="continuous"/>
    </style:style>
    <style:style style:name="P253" style:parent-style-name="Normal" style:family="paragraph">
      <style:paragraph-properties fo:margin-left="1in">
        <style:tab-stops/>
      </style:paragraph-properties>
    </style:style>
    <style:style style:name="P254" style:parent-style-name="Normal" style:family="paragraph">
      <style:paragraph-properties fo:margin-left="1.5in">
        <style:tab-stops/>
      </style:paragraph-properties>
    </style:style>
    <style:style style:name="T255" style:parent-style-name="DefaultParagraphFont" style:family="text">
      <style:text-properties fo:font-weight="bold" style:font-weight-asian="bold" style:font-weight-complex="bold" fo:color="#FF0000"/>
    </style:style>
    <style:style style:name="P256" style:parent-style-name="Normal" style:family="paragraph">
      <style:paragraph-properties fo:margin-left="1.5in">
        <style:tab-stops/>
      </style:paragraph-properties>
    </style:style>
    <style:style style:name="T257" style:parent-style-name="DefaultParagraphFont" style:family="text">
      <style:text-properties fo:font-weight="bold" style:font-weight-asian="bold" style:font-weight-complex="bold" fo:color="#FF0000"/>
    </style:style>
    <style:style style:name="P258" style:parent-style-name="Normal" style:family="paragraph">
      <style:paragraph-properties fo:margin-left="1.5in">
        <style:tab-stops/>
      </style:paragraph-properties>
    </style:style>
    <style:style style:name="T259" style:parent-style-name="DefaultParagraphFont" style:family="text">
      <style:text-properties fo:font-weight="bold" style:font-weight-asian="bold" style:font-weight-complex="bold" fo:color="#FF0000"/>
    </style:style>
    <style:style style:name="P260" style:parent-style-name="Normal" style:family="paragraph">
      <style:paragraph-properties fo:margin-left="1.5in">
        <style:tab-stops/>
      </style:paragraph-properties>
    </style:style>
    <style:style style:name="T261" style:parent-style-name="DefaultParagraphFont" style:family="text">
      <style:text-properties fo:font-weight="bold" style:font-weight-asian="bold" style:font-weight-complex="bold" fo:color="#FF0000"/>
    </style:style>
    <style:style style:name="P262" style:parent-style-name="Normal" style:family="paragraph">
      <style:paragraph-properties fo:margin-left="1.5in">
        <style:tab-stops/>
      </style:paragraph-properties>
    </style:style>
    <style:style style:name="T263" style:parent-style-name="DefaultParagraphFont" style:family="text">
      <style:text-properties fo:font-weight="bold" style:font-weight-asian="bold" style:font-weight-complex="bold" fo:color="#FF0000"/>
    </style:style>
    <style:style style:name="P264" style:parent-style-name="Normal" style:family="paragraph">
      <style:paragraph-properties fo:margin-left="1.5in">
        <style:tab-stops/>
      </style:paragraph-properties>
    </style:style>
    <style:style style:name="T265" style:parent-style-name="DefaultParagraphFont" style:family="text">
      <style:text-properties fo:font-weight="bold" style:font-weight-asian="bold" style:font-weight-complex="bold" fo:color="#FF0000"/>
    </style:style>
    <style:style style:name="P266" style:parent-style-name="Normal" style:family="paragraph">
      <style:paragraph-properties fo:margin-left="1.5in">
        <style:tab-stops/>
      </style:paragraph-properties>
    </style:style>
    <style:style style:name="T267" style:parent-style-name="DefaultParagraphFont" style:family="text">
      <style:text-properties fo:font-weight="bold" style:font-weight-asian="bold" style:font-weight-complex="bold" fo:color="#FF0000"/>
    </style:style>
    <style:style style:name="P268" style:parent-style-name="Normal" style:family="paragraph">
      <style:paragraph-properties fo:margin-left="1.5in">
        <style:tab-stops/>
      </style:paragraph-properties>
    </style:style>
    <style:style style:name="T269" style:parent-style-name="DefaultParagraphFont" style:family="text">
      <style:text-properties fo:font-weight="bold" style:font-weight-asian="bold" style:font-weight-complex="bold" fo:color="#FF0000"/>
    </style:style>
    <style:style style:name="P270" style:parent-style-name="Normal" style:family="paragraph">
      <style:paragraph-properties fo:margin-left="1.5in">
        <style:tab-stops/>
      </style:paragraph-properties>
    </style:style>
    <style:style style:name="T271" style:parent-style-name="DefaultParagraphFont" style:family="text">
      <style:text-properties fo:font-weight="bold" style:font-weight-asian="bold" style:font-weight-complex="bold" fo:color="#FF0000"/>
    </style:style>
    <style:style style:name="P272" style:parent-style-name="Normal" style:family="paragraph">
      <style:paragraph-properties fo:margin-left="1.5in">
        <style:tab-stops/>
      </style:paragraph-properties>
    </style:style>
    <style:style style:name="T273" style:parent-style-name="DefaultParagraphFont" style:family="text">
      <style:text-properties fo:font-weight="bold" style:font-weight-asian="bold" style:font-weight-complex="bold" fo:color="#FF0000"/>
    </style:style>
    <style:style style:name="P274" style:parent-style-name="Normal" style:family="paragraph">
      <style:paragraph-properties fo:margin-left="1.5in">
        <style:tab-stops/>
      </style:paragraph-properties>
    </style:style>
    <style:style style:name="T275" style:parent-style-name="DefaultParagraphFont" style:family="text">
      <style:text-properties fo:font-weight="bold" style:font-weight-asian="bold" style:font-weight-complex="bold" fo:color="#FF0000"/>
    </style:style>
    <style:style style:name="P276" style:parent-style-name="Normal" style:family="paragraph">
      <style:paragraph-properties fo:margin-left="1in" fo:text-indent="0.5in">
        <style:tab-stops/>
      </style:paragraph-properties>
    </style:style>
    <style:style style:name="T277" style:parent-style-name="DefaultParagraphFont" style:family="text">
      <style:text-properties fo:font-weight="bold" style:font-weight-asian="bold" style:font-weight-complex="bold" fo:color="#7030A0"/>
    </style:style>
    <style:style style:name="P278" style:parent-style-name="Normal" style:family="paragraph">
      <style:paragraph-properties fo:margin-left="1in" fo:text-indent="0.5in">
        <style:tab-stops/>
      </style:paragraph-properties>
    </style:style>
    <style:style style:name="T279" style:parent-style-name="DefaultParagraphFont" style:family="text">
      <style:text-properties fo:font-weight="bold" style:font-weight-asian="bold" style:font-weight-complex="bold" fo:color="#7030A0"/>
    </style:style>
    <style:style style:name="P280" style:parent-style-name="Normal" style:family="paragraph">
      <style:paragraph-properties fo:margin-left="1in" fo:text-indent="0.5in">
        <style:tab-stops/>
      </style:paragraph-properties>
    </style:style>
    <style:style style:name="T281" style:parent-style-name="DefaultParagraphFont" style:family="text">
      <style:text-properties fo:font-weight="bold" style:font-weight-asian="bold" style:font-weight-complex="bold" fo:color="#7030A0"/>
    </style:style>
    <style:style style:name="P282" style:parent-style-name="Normal" style:family="paragraph">
      <style:paragraph-properties fo:margin-left="1in" fo:text-indent="0.5in">
        <style:tab-stops/>
      </style:paragraph-properties>
    </style:style>
    <style:style style:name="T283" style:parent-style-name="DefaultParagraphFont" style:family="text">
      <style:text-properties fo:font-weight="bold" style:font-weight-asian="bold" style:font-weight-complex="bold" fo:color="#7030A0"/>
    </style:style>
    <style:style style:name="P284" style:parent-style-name="Normal" style:family="paragraph">
      <style:paragraph-properties fo:margin-left="1.5in">
        <style:tab-stops/>
      </style:paragraph-properties>
    </style:style>
    <style:style style:name="T285" style:parent-style-name="DefaultParagraphFont" style:family="text">
      <style:text-properties fo:font-weight="bold" style:font-weight-asian="bold" style:font-weight-complex="bold" fo:color="#7030A0"/>
    </style:style>
    <style:style style:name="P286" style:parent-style-name="Normal" style:family="paragraph">
      <style:paragraph-properties fo:margin-left="1.5in">
        <style:tab-stops/>
      </style:paragraph-properties>
    </style:style>
    <style:style style:name="T287" style:parent-style-name="DefaultParagraphFont" style:family="text">
      <style:text-properties fo:font-weight="bold" style:font-weight-asian="bold" style:font-weight-complex="bold" fo:color="#7030A0"/>
    </style:style>
    <style:style style:name="P288" style:parent-style-name="Normal" style:family="paragraph">
      <style:paragraph-properties fo:margin-left="1.5in">
        <style:tab-stops/>
      </style:paragraph-properties>
    </style:style>
    <style:style style:name="T289" style:parent-style-name="DefaultParagraphFont" style:family="text">
      <style:text-properties fo:font-weight="bold" style:font-weight-asian="bold" style:font-weight-complex="bold" fo:color="#7030A0"/>
    </style:style>
    <style:style style:name="P290" style:parent-style-name="Normal" style:family="paragraph">
      <style:paragraph-properties fo:margin-left="1.5in">
        <style:tab-stops/>
      </style:paragraph-properties>
    </style:style>
    <style:style style:name="T291" style:parent-style-name="DefaultParagraphFont" style:family="text">
      <style:text-properties fo:font-weight="bold" style:font-weight-asian="bold" style:font-weight-complex="bold" fo:color="#7030A0"/>
    </style:style>
    <style:style style:name="P292" style:parent-style-name="Normal" style:family="paragraph">
      <style:paragraph-properties fo:margin-left="1.5in">
        <style:tab-stops/>
      </style:paragraph-properties>
    </style:style>
    <style:style style:name="T293" style:parent-style-name="DefaultParagraphFont" style:family="text">
      <style:text-properties fo:font-weight="bold" style:font-weight-asian="bold" style:font-weight-complex="bold" fo:color="#7030A0"/>
    </style:style>
    <style:style style:name="P294" style:parent-style-name="Normal" style:family="paragraph">
      <style:paragraph-properties fo:margin-left="1.5in">
        <style:tab-stops/>
      </style:paragraph-properties>
    </style:style>
    <style:style style:name="T295" style:parent-style-name="DefaultParagraphFont" style:family="text">
      <style:text-properties fo:font-weight="bold" style:font-weight-asian="bold" style:font-weight-complex="bold" fo:color="#7030A0"/>
    </style:style>
    <style:style style:name="P296" style:parent-style-name="Normal" style:family="paragraph">
      <style:paragraph-properties fo:margin-left="1.5in">
        <style:tab-stops/>
      </style:paragraph-properties>
      <style:text-properties fo:font-weight="bold" style:font-weight-asian="bold" style:font-weight-complex="bold" fo:color="#00B050"/>
    </style:style>
    <style:style style:name="P297" style:parent-style-name="Normal" style:family="paragraph">
      <style:paragraph-properties fo:margin-left="1.5in">
        <style:tab-stops/>
      </style:paragraph-properties>
      <style:text-properties fo:font-weight="bold" style:font-weight-asian="bold" style:font-weight-complex="bold" fo:color="#00B050"/>
    </style:style>
    <style:style style:name="P298" style:parent-style-name="Normal" style:family="paragraph">
      <style:paragraph-properties fo:margin-left="1.5in">
        <style:tab-stops/>
      </style:paragraph-properties>
      <style:text-properties fo:font-weight="bold" style:font-weight-asian="bold" style:font-weight-complex="bold" fo:color="#00B050"/>
    </style:style>
    <style:style style:name="P299" style:parent-style-name="Normal" style:family="paragraph">
      <style:paragraph-properties fo:margin-left="1.5in">
        <style:tab-stops/>
      </style:paragraph-properties>
      <style:text-properties fo:font-weight="bold" style:font-weight-asian="bold" style:font-weight-complex="bold" fo:color="#00B050"/>
    </style:style>
    <style:style style:name="P300" style:parent-style-name="Normal" style:family="paragraph">
      <style:paragraph-properties fo:margin-left="1.5in">
        <style:tab-stops/>
      </style:paragraph-properties>
      <style:text-properties fo:font-weight="bold" style:font-weight-asian="bold" style:font-weight-complex="bold" fo:color="#00B050"/>
    </style:style>
    <style:style style:name="P301" style:parent-style-name="Normal" style:family="paragraph">
      <style:paragraph-properties fo:margin-left="1.5in">
        <style:tab-stops/>
      </style:paragraph-properties>
      <style:text-properties fo:font-weight="bold" style:font-weight-asian="bold" style:font-weight-complex="bold" fo:color="#00B050"/>
    </style:style>
    <style:style style:name="P302" style:parent-style-name="Normal" style:family="paragraph">
      <style:paragraph-properties fo:margin-left="1.5in">
        <style:tab-stops/>
      </style:paragraph-properties>
      <style:text-properties fo:font-weight="bold" style:font-weight-asian="bold" style:font-weight-complex="bold" fo:color="#00B050"/>
    </style:style>
    <style:style style:name="P303" style:parent-style-name="Normal" style:family="paragraph">
      <style:paragraph-properties fo:margin-left="1.5in">
        <style:tab-stops/>
      </style:paragraph-properties>
      <style:text-properties fo:font-weight="bold" style:font-weight-asian="bold" style:font-weight-complex="bold" fo:color="#00B050"/>
    </style:style>
    <style:style style:name="P304" style:parent-style-name="Normal" style:family="paragraph">
      <style:paragraph-properties fo:margin-left="1.5in">
        <style:tab-stops/>
      </style:paragraph-properties>
      <style:text-properties fo:font-weight="bold" style:font-weight-asian="bold" style:font-weight-complex="bold" fo:color="#00B050"/>
    </style:style>
    <style:style style:name="P305" style:parent-style-name="Normal" style:family="paragraph">
      <style:paragraph-properties fo:margin-left="1.5in">
        <style:tab-stops/>
      </style:paragraph-properties>
      <style:text-properties fo:font-weight="bold" style:font-weight-asian="bold" style:font-weight-complex="bold" fo:color="#00B050"/>
    </style:style>
    <style:style style:name="P306" style:parent-style-name="Normal" style:family="paragraph">
      <style:paragraph-properties fo:margin-left="1.5in">
        <style:tab-stops/>
      </style:paragraph-properties>
      <style:text-properties fo:font-weight="bold" style:font-weight-asian="bold" style:font-weight-complex="bold" fo:color="#00B050"/>
    </style:style>
    <style:style style:name="P307" style:parent-style-name="Normal" style:family="paragraph">
      <style:paragraph-properties fo:margin-left="1.5in">
        <style:tab-stops/>
      </style:paragraph-properties>
      <style:text-properties fo:font-weight="bold" style:font-weight-asian="bold" style:font-weight-complex="bold" fo:color="#00B050"/>
    </style:style>
    <style:style style:name="P308" style:parent-style-name="Normal" style:family="paragraph">
      <style:paragraph-properties fo:margin-left="1.5in">
        <style:tab-stops/>
      </style:paragraph-properties>
      <style:text-properties fo:font-weight="bold" style:font-weight-asian="bold" style:font-weight-complex="bold" fo:color="#00B050"/>
    </style:style>
    <style:style style:name="P309" style:parent-style-name="Normal" style:family="paragraph">
      <style:paragraph-properties fo:margin-left="1.5in">
        <style:tab-stops/>
      </style:paragraph-properties>
      <style:text-properties fo:font-weight="bold" style:font-weight-asian="bold" style:font-weight-complex="bold" fo:color="#00B050"/>
    </style:style>
    <style:style style:name="P310" style:parent-style-name="Normal" style:family="paragraph">
      <style:paragraph-properties fo:margin-left="1.5in">
        <style:tab-stops/>
      </style:paragraph-properties>
      <style:text-properties fo:font-weight="bold" style:font-weight-asian="bold" style:font-weight-complex="bold" fo:color="#00B050"/>
    </style:style>
    <style:style style:name="P311" style:parent-style-name="Normal" style:family="paragraph">
      <style:paragraph-properties fo:margin-left="1.5in">
        <style:tab-stops/>
      </style:paragraph-properties>
      <style:text-properties fo:font-weight="bold" style:font-weight-asian="bold" style:font-weight-complex="bold" fo:color="#00B050"/>
    </style:style>
    <style:style style:name="P312" style:parent-style-name="Heading3" style:family="paragraph">
      <style:text-properties fo:language="en" fo:country="US"/>
    </style:style>
    <style:style style:name="T313" style:parent-style-name="DefaultParagraphFont" style:family="text">
      <style:text-properties fo:language="en" fo:country="US"/>
    </style:style>
    <style:style style:name="P314" style:parent-style-name="Normal" style:family="paragraph">
      <style:text-properties fo:language="en" fo:country="US"/>
    </style:style>
    <style:style style:name="P315" style:parent-style-name="Heading3" style:family="paragraph">
      <style:text-properties fo:language="en" fo:country="US"/>
    </style:style>
    <style:style style:name="T316" style:parent-style-name="DefaultParagraphFont" style:family="text">
      <style:text-properties fo:language="en" fo:country="US"/>
    </style:style>
    <style:style style:name="P317" style:parent-style-name="ListParagraph" style:family="paragraph">
      <style:text-properties fo:language="en" fo:country="US"/>
    </style:style>
    <style:style style:name="P318" style:parent-style-name="Heading3" style:family="paragraph">
      <style:text-properties fo:language="en" fo:country="US"/>
    </style:style>
    <style:style style:name="T319" style:parent-style-name="DefaultParagraphFont" style:family="text">
      <style:text-properties fo:language="en" fo:country="US"/>
    </style:style>
    <style:style style:name="T320" style:parent-style-name="DefaultParagraphFont" style:family="text">
      <style:text-properties fo:language="en" fo:country="US"/>
    </style:style>
    <style:style style:name="T321" style:parent-style-name="DefaultParagraphFont" style:family="text">
      <style:text-properties fo:language="en" fo:country="US"/>
    </style:style>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P324" style:parent-style-name="Heading3" style:family="paragraph">
      <style:text-properties fo:language="en" fo:country="US"/>
    </style:style>
    <style:style style:name="P325" style:parent-style-name="Heading3" style:family="paragraph">
      <style:text-properties fo:language="en" fo:country="US"/>
    </style:style>
    <style:style style:name="P326" style:parent-style-name="Heading4" style:family="paragraph">
      <style:text-properties fo:language="en" fo:country="U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T330" style:parent-style-name="DefaultParagraphFont" style:family="text">
      <style:text-properties fo:language="en" fo:country="US"/>
    </style:style>
    <style:style style:name="T331" style:parent-style-name="DefaultParagraphFont" style:family="text">
      <style:text-properties fo:language="en" fo:country="US"/>
    </style:style>
    <style:style style:name="T332" style:parent-style-name="DefaultParagraphFont" style:family="text">
      <style:text-properties fo:language="en" fo:country="US"/>
    </style:style>
    <style:style style:name="T333" style:parent-style-name="DefaultParagraphFont" style:family="text">
      <style:text-properties fo:language="en" fo:country="US"/>
    </style:style>
    <style:style style:name="P334" style:parent-style-name="Heading4" style:family="paragraph">
      <style:text-properties fo:language="en" fo:country="US"/>
    </style:style>
    <style:style style:family="graphic" style:name="a12" style:parent-style-name="Graphics">
      <style:graphic-properties fo:border="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wrap-option="wrap" fo:border="0.00694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4"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text:span text:style-name="T3"><draw:frame draw:style-name="a0" draw:name="Picture 43" text:anchor-type="as-char" svg:x="0in" svg:y="0in" svg:width="1.55in" svg:height="0.82119in" style:rel-width="scale" style:rel-height="scale"><draw:image xlink:href="media/image2.png" xlink:type="simple" xlink:show="embed" xlink:actuate="onLoad"/><svg:title/><svg:desc/></draw:frame></text:span></text:p>
      <text:p text:style-name="P4"><text:span text:style-name="T5">управление на проекти</text:span></text:p>
      <text:p text:style-name="P6"><text:span text:style-name="T7">База данни – тема<text:s/></text:span><text:span text:style-name="T8">No<text:s/></text:span><text:span text:style-name="T9">21</text:span></text:p>
      <text:p text:style-name="P10"><text:span text:style-name="T11"><draw:frame draw:z-index="251659264" draw:id="id0" draw:style-name="a1" draw:name="Text Box 44" text:anchor-type="paragraph" svg:x="1in" svg:y="9.35in" svg:width="6.5in" svg:height="0.64514in" style:rel-width="scale" style:rel-height="scale"><draw:text-box><text:p text:style-name="P12"><text:span text:style-name="T13">May 31, 2023</text:span></text:p><text:p text:style-name="P14"><text:span text:style-name="T15">Изгготвил: Петя Личева</text:span></text:p><text:p text:style-name="P16"><text:span text:style-name="T17">Факултетен номер: 3</text:span><text:span text:style-name="T18">MI0700022</text:span></text:p></draw:text-box><svg:title/><svg:desc/></draw:frame></text:span><text:span text:style-name="T19"><draw:frame draw:style-name="a2" draw:name="Picture 45" text:anchor-type="as-char" svg:x="0in" svg:y="0in" svg:width="0.83in" svg:height="0.52377in" style:rel-width="scale" style:rel-height="scale"><draw:image xlink:href="media/image3.png" xlink:type="simple" xlink:show="embed" xlink:actuate="onLoad"/><svg:title/><svg:desc/></draw:frame></text:span></text:p>
      <text:p text:style-name="P20"/>
      <text:p text:style-name="P21"/>
      <text:p text:style-name="P22"/>
      <text:p text:style-name="Normal"/>
      <text:p text:style-name="TOCHeading"><text:span text:style-name="T23">Съдържание</text:span></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4"><text:a xlink:href="#_Toc136461926" office:target-frame-name="_top" xlink:show="replace"><text:span text:style-name="Hyperlink">Обхват на модела. Дефиниране на задачата</text:span><text:tab/>2</text:a></text:p>
          <text:p text:style-name="P25"><text:a xlink:href="#_Toc136461927" office:target-frame-name="_top" xlink:show="replace"><text:span text:style-name="Hyperlink">Множества от същности и техните атрибури</text:span><text:tab/>2</text:a></text:p>
          <text:p text:style-name="P26"><text:a xlink:href="#_Toc136461928" office:target-frame-name="_top" xlink:show="replace"><text:span text:style-name="Hyperlink">Домейн на атрибутите</text:span><text:tab/>3</text:a></text:p>
          <text:p text:style-name="P27"><text:a xlink:href="#_Toc136461929" office:target-frame-name="_top" xlink:show="replace"><text:span text:style-name="Hyperlink">Връзки</text:span><text:tab/>3</text:a></text:p>
          <text:p text:style-name="P28"><text:a xlink:href="#_Toc136461930" office:target-frame-name="_top" xlink:show="replace"><text:span text:style-name="Hyperlink">Ключове</text:span><text:tab/>4</text:a></text:p>
          <text:p text:style-name="P29"><text:a xlink:href="#_Toc136461931" office:target-frame-name="_top" xlink:show="replace"><text:span text:style-name="Hyperlink">Правила и проверки</text:span><text:tab/>4</text:a></text:p>
          <text:p text:style-name="P30"><text:a xlink:href="#_Toc136461932" office:target-frame-name="_top" xlink:show="replace"><text:span text:style-name="T31">E/R<text:s/></text:span><text:span text:style-name="Hyperlink">модел на данни</text:span><text:tab/>6</text:a></text:p>
          <text:p text:style-name="P32"><text:a xlink:href="#_Toc136461933" office:target-frame-name="_top" xlink:show="replace"><text:span text:style-name="Hyperlink">Релационен модел на днни</text:span><text:tab/>6</text:a></text:p>
          <text:p text:style-name="P33"><text:a xlink:href="#_Toc136461934" office:target-frame-name="_top" xlink:show="replace"><text:span text:style-name="Hyperlink">Таблици</text:span><text:tab/>6</text:a></text:p>
          <text:p text:style-name="P34"><text:a xlink:href="#_Toc136461935" office:target-frame-name="_top" xlink:show="replace"><text:span text:style-name="Hyperlink">Извод</text:span><text:tab/>9</text:a></text:p>
          <text:p text:style-name="P35"><text:a xlink:href="#_Toc136461936" office:target-frame-name="_top" xlink:show="replace"><text:span text:style-name="Hyperlink">Схема на базат от данни</text:span><text:tab/>12</text:a></text:p>
          <text:p text:style-name="P36"><text:a xlink:href="#_Toc136461937" office:target-frame-name="_top" xlink:show="replace"><text:span text:style-name="Hyperlink">Изгледи</text:span><text:tab/>12</text:a></text:p>
          <text:p text:style-name="P37"><text:a xlink:href="#_Toc136461938" office:target-frame-name="_top" xlink:show="replace"><text:span text:style-name="T38">Employees view</text:span><text:tab/>12</text:a></text:p>
          <text:p text:style-name="P39"><text:a xlink:href="#_Toc136461939" office:target-frame-name="_top" xlink:show="replace"><text:span text:style-name="T40">Tasks view</text:span><text:tab/>13</text:a></text:p>
          <text:p text:style-name="P41"><text:a xlink:href="#_Toc136461940" office:target-frame-name="_top" xlink:show="replace"><text:span text:style-name="T42">Bugs view</text:span><text:tab/>13</text:a></text:p>
          <text:p text:style-name="P43"><text:a xlink:href="#_Toc136461941" office:target-frame-name="_top" xlink:show="replace"><text:span text:style-name="Hyperlink">Приложение за достъп до базата от данни</text:span><text:tab/>13</text:a></text:p>
          <text:p text:style-name="P44"><text:a xlink:href="#_Toc136461942" office:target-frame-name="_top" xlink:show="replace"><text:span text:style-name="T45">main() method</text:span><text:tab/>13</text:a></text:p>
          <text:p text:style-name="P46"><text:a xlink:href="#_Toc136461943" office:target-frame-name="_top" xlink:show="replace"><text:span text:style-name="Hyperlink">printMenu() method</text:span><text:tab/>13</text:a></text:p>
          <text:p text:style-name="P47"><text:a xlink:href="#_Toc136461944" office:target-frame-name="_top" xlink:show="replace"><text:span text:style-name="T48">execute()</text:span><text:tab/>14</text:a></text:p>
          <text:p text:style-name="P49"><text:a xlink:href="#_Toc136461945" office:target-frame-name="_top" xlink:show="replace"><text:span text:style-name="Hyperlink">Конзола с резултатните множества от заявките</text:span><text:tab/>15</text:a></text:p>
        </text:index-body>
      </text:table-of-content>
      <text:p text:style-name="Normal"/>
      <text:p text:style-name="P50"/>
      <text:p text:style-name="P51"/>
      <text:p text:style-name="P52"/>
      <text:p text:style-name="P53"/>
      <text:p text:style-name="P54"/>
      <text:p text:style-name="P55"/>
      <text:p text:style-name="P56"/>
      <text:p text:style-name="P57"/>
      <text:h text:style-name="Heading2" text:outline-level="2"/>
      <text:h text:style-name="Heading2" text:outline-level="2"><text:bookmark-start text:name="_Toc136461926"/>Обхват на модела. Дефиниране на задачата<text:bookmark-end text:name="_Toc136461926"/></text:h>
      <text:p text:style-name="ListParagraph">Базата от данни за управление на проекти ще съхранява информацията за задачите, свързани с даден проект, както и за техните изпълнители.<text:s/></text:p>
      <text:p text:style-name="ListParagraph">Базта от данни ще съхранява информация за различни компании. Компанията ще се определя еднозначно от име на компанията, адрес, описание на дейността на компанията. Във всяка компания ще има различни екипи (минимум 1 и максимум 10).<text:s/></text:p>
      <text:p text:style-name="ListParagraph">Всеки екип ще се определя еднозначно от име на екипа, описание на дейността на екипа. Във всеки екип ще има минимум 1 служител (който ще е наследник на множеството от същности на потребителите) и всеки екип ще работи по различни проекти, а по всеки проект ще могат да работят много екипи.<text:s/></text:p>
      <text:p text:style-name="ListParagraph">Всеки потребител на системата се определя еднозначно от уникален номер, имейл, потребителско име (до 32 символа) и парола (до 32 символа). Потребителлите ще са два вида – служители и любители.<text:s/></text:p>
      <text:p text:style-name="ListParagraph">Всеки служител се определя еднозначно от телефонен номер, адрес, заплата, екип, в който работят.<text:s/></text:p>
      <text:p text:style-name="ListParagraph">Всеки любител се определя еднозначно от описание на дейността, с която се занимават любителски.<text:s/></text:p>
      <text:p text:style-name="ListParagraph">Всеки проект се определя еднозначно от име, версия, описание, дата на пускане в употреба. Проектът ще се състои от много задачи като една задача ще може да участва в точно един проект.<text:s/></text:p>
      <text:p text:style-name="ListParagraph">Всяка задача се определя еднозначно от уникален номер, начална дата, статус (завършена или блокирана) и текстово описание. За някои задачи е дефиниран и краен срок (който не може да е преди датата на създаване на задачата). Задължително се съхранява информация за това кой потребител и на коя дата е дефинирал задачата. Бъговете са специални задачи, за които задължително се съхранява сценарий за възпроизвеждането им, както и номер на версията на приложението, в която са били забелязани за първи път. Задсачите биват – изпълними задачи или бъгове.<text:s/></text:p>
      <text:p text:style-name="ListParagraph">Всяка изпълнима задача се определя еднозначно от педполагаема крайна дата.<text:s/></text:p>
      <text:p text:style-name="ListParagraph">Всеки бъг се определя еднозначно от сценарий за възпроизвеждането им, номер на версията на приложението, в което са били забелязани за първи път.<text:s/></text:p>
      <text:p text:style-name="ListParagraph">Всяка блокирана задача се определя еднозначно от дата на блокиране, блокираща задача.<text:s/></text:p>
      <text:p text:style-name="ListParagraph">Един потребител може да работи по няколко задачи, а по една задача могат да работят няколко потребителя едновременно. Дадена задача може да бъде блокирана от други задачи (тоест необходимо е те да бъдат завършени, за да може да се работи по нея) и една задача може да блокира няколко други задачи.</text:p>
      <text:p text:style-name="ListParagraph"/>
      <text:h text:style-name="Heading2" text:outline-level="2"><text:bookmark-start text:name="_Toc136461927"/>Множества от същности и техните атрибури<text:bookmark-end text:name="_Toc136461927"/></text:h>
      <text:p text:style-name="ListParagraph"><text:span text:style-name="T58">Компании</text:span><text:s/>– име на компанията, адрес на компанията, описание на дейността на компанията<text:s/></text:p>
      <text:p text:style-name="ListParagraph"><text:span text:style-name="T59">Екипи</text:span><text:s/>– име на компанията, име на екипа, описание на дейността на екипа<text:s/></text:p>
      <text:p text:style-name="ListParagraph"><text:span text:style-name="T60">Потребители</text:span><text:s/>– уникален номер, имейл, потребителско име и парола<text:s/></text:p>
      <text:p text:style-name="ListParagraph"><text:span text:style-name="T61">Служители</text:span><text:s/>– телефонен номер, адрес, заплата, екип, в който работят<text:s/></text:p>
      <text:p text:style-name="ListParagraph"><text:span text:style-name="T62">Любители</text:span><text:s/>– описание на дейността, с която се занимават любителски<text:s/></text:p>
      <text:p text:style-name="ListParagraph"><text:span text:style-name="T63">Проекти</text:span><text:s/>– име на провкта, верисия на проекта, описание, дата на пускане в употреба<text:s/></text:p>
      <text:p text:style-name="ListParagraph"><text:span text:style-name="T64">Задачи</text:span><text:s/>– уникален номер на задачата, начална дата, статус, описание<text:s/></text:p>
      <text:p text:style-name="ListParagraph"><text:span text:style-name="T65">Изпълними задачи</text:span><text:s/>– уникален номер на задачата , педполагаема крайна дата<text:s/></text:p>
      <text:p text:style-name="ListParagraph"><text:span text:style-name="T66">Бъгове</text:span><text:s/>– уникален номер на задачата , сценарий за възпроизвеждането им, номер на версията на приложението, в което са били забелязани за първи път</text:p>
      <text:h text:style-name="Heading2" text:outline-level="2"><text:bookmark-start text:name="_Toc136461928"/></text:h>
      <text:h text:style-name="Heading2" text:outline-level="2">Домейн на атрибутите<text:bookmark-end text:name="_Toc136461928"/></text:h>
      <text:p text:style-name="ListParagraph"><text:span text:style-name="T67">Компании</text:span><text:s/>– име на компанията: низ, адрес: низ, описание на дейността на компанията: низ<text:s/></text:p>
      <text:p text:style-name="ListParagraph"><text:span text:style-name="T68">Екипи</text:span><text:s/>– име на компанията: низ, име на екипа: низ, описание на дейността на екипа: низ<text:s/></text:p>
      <text:p text:style-name="ListParagraph">Потребители – уникален номер: цяло положително число, потребителско име: низ, имейл: низ и парола: низ<text:s/></text:p>
      <text:p text:style-name="ListParagraph"><text:span text:style-name="T69">Служители</text:span><text:s/>– уникален номер: цяло положително число, телефонен номер: низ, адрес: низ, заплата: число с плаваща запетая<text:s/></text:p>
      <text:p text:style-name="ListParagraph"><text:span text:style-name="T70">Любители</text:span><text:s/>– уникален номер: цяло положително число, описание на дейността, с която се занимават любителски: низ<text:s/></text:p>
      <text:p text:style-name="ListParagraph"><text:span text:style-name="T71">Проекти</text:span><text:s/>– име: низ, версия: низ, описание: низ, дата на пускане в употреба: дата<text:s/></text:p>
      <text:p text:style-name="ListParagraph">Задачи - уникален номер: число, начална дата: дата, описание: низ<text:s/></text:p>
      <text:p text:style-name="ListParagraph">Изпълними задачи - педполагаема крайна дата: дата<text:s/></text:p>
      <text:p text:style-name="ListParagraph"><text:span text:style-name="T72">Бъгове</text:span><text:s/>– сценарий за възпроизвеждането им: низ</text:p>
      <text:h text:style-name="Heading2" text:outline-level="2"><text:bookmark-start text:name="_Toc136461929"/></text:h>
      <text:h text:style-name="Heading2" text:outline-level="2">Връзки<text:bookmark-end text:name="_Toc136461929"/></text:h>
      <text:p text:style-name="ListParagraph"><text:span text:style-name="T73">Потребители – Служители:</text:span><text:span text:style-name="T74"><text:s/></text:span>Множеството от потребители е корен на йерархия на наследственост, а множеството от служители е негов наследник (isa връзка)<text:s/></text:p>
      <text:p text:style-name="ListParagraph"><text:span text:style-name="T75">Потребители – Любители:</text:span><text:span text:style-name="T76"><text:s/></text:span>Множеството от потребители е корен на йерархия на наследственост, а множеството от любители е негов наследник (isa връзка)<text:s/></text:p>
      <text:p text:style-name="ListParagraph"><text:span text:style-name="T77">Потребители – Задачи:</text:span><text:span text:style-name="T78"><text:s/></text:span>Един потребител може да дефинира много задачи, но една задача може да е дефинирана от точно един потребител.<text:s/></text:p>
      <text:p text:style-name="ListParagraph"><text:span text:style-name="T79">Компании – Екипи:</text:span><text:span text:style-name="T80"><text:s/></text:span>Една компания може да има между 1 и 10 екипа, а един екип може да учатва в точно една компания (не се допуска екип без компания, за която да работи)<text:s/></text:p>
      <text:p text:style-name="ListParagraph"><text:span text:style-name="T81">Екипи – Служители:<text:s/></text:span>В един екип може да има много служители, но не може да няма нито един служител. Един служител може да работи в точно един екип.<text:s/></text:p>
      <text:p text:style-name="ListParagraph"><text:span text:style-name="T82">Проекти – Задачи:</text:span><text:span text:style-name="T83"><text:s/></text:span>Един проект може да се състои от 1 или от много задачи, а една задача, може да е част само от един проект.<text:s/></text:p>
      <text:p text:style-name="ListParagraph"><text:span text:style-name="T84">Екипи – Проекти:</text:span><text:span text:style-name="T85"><text:s/></text:span>Един екип може да работи по много проекти и по един проект могат да работят много екипи.<text:s/></text:p>
      <text:p text:style-name="ListParagraph"><text:span text:style-name="T86">Любители – Задачи:</text:span><text:span text:style-name="T87"><text:s/></text:span>Един любител може да работи по много задачи и по една задача могат да работят много любители.<text:s/></text:p>
      <text:p text:style-name="ListParagraph"><text:span text:style-name="T88">Задачи – Изпълними задачи:</text:span><text:span text:style-name="T89"><text:s/></text:span>Множеството от задачи е корен на йерархия на наследственост, а множеството от изпълними задачи е негов наследник (isa връзка)<text:s/></text:p>
      <text:p text:style-name="ListParagraph"><text:span text:style-name="T90">Задачи – Бъгове:</text:span><text:span text:style-name="T91"><text:s/></text:span>Множеството от задачи е корен на йерархия на наследственост, а множеството от бъгове е негов наследник (isa връзка)<text:s/></text:p>
      <text:p text:style-name="ListParagraph"><text:span text:style-name="T92">Бъгове – Проекти:</text:span><text:span text:style-name="T93"><text:s/></text:span>Един бъг може да се забележи за пръв път в точно една версия на даден проект, но в една версия на проект може да се забележат много бъгове.</text:p>
      <text:h text:style-name="Heading2" text:outline-level="2"><text:bookmark-start text:name="_Toc136461930"/></text:h>
      <text:h text:style-name="Heading2" text:outline-level="2">Ключове<text:bookmark-end text:name="_Toc136461930"/></text:h>
      <text:p text:style-name="ListParagraph"><text:span text:style-name="T94">Компании</text:span><text:s/>– име на компанията: низ, адрес на компанията: низ уникално определят компанията.<text:s/></text:p>
      <text:p text:style-name="ListParagraph"><text:span text:style-name="T95">Екипи</text:span><text:s/>– име на компанията: низ, име на екипа: низ уникално определят екипа.<text:s/></text:p>
      <text:p text:style-name="ListParagraph"><text:span text:style-name="T96">Потребители</text:span><text:s/>– уникален номер: цяло число уникално определя потребителя.<text:s/></text:p>
      <text:p text:style-name="ListParagraph"><text:span text:style-name="T97">Служители</text:span><text:s/>– уникален номер: цяло число уникално определя служителя.<text:s/></text:p>
      <text:p text:style-name="ListParagraph"><text:span text:style-name="T98">Любители</text:span><text:s/>– уникален номер: цяло число уникално определя любителя.<text:s/></text:p>
      <text:p text:style-name="ListParagraph"><text:span text:style-name="T99">Проекти</text:span><text:s/>– име на провкта: низ, верисия на проекта: низ уникално определят проекта.<text:s/></text:p>
      <text:p text:style-name="ListParagraph"><text:span text:style-name="T100">Задачи</text:span><text:s/>– уникален номер на задачата: цяло число уникално определя задачата.<text:s/></text:p>
      <text:p text:style-name="ListParagraph"><text:span text:style-name="T101">Изпълними задачи</text:span><text:s/>– уникален номер на задачата: цяло число уникално определя изпълнимата задача.<text:s/></text:p>
      <text:p text:style-name="ListParagraph"><text:span text:style-name="T102">Бъгове</text:span><text:s/>– уникален номер на задачата: цяло число уникално определя бъга.</text:p>
      <text:h text:style-name="Heading2" text:outline-level="2"><text:bookmark-start text:name="_Toc136461931"/></text:h>
      <text:h text:style-name="Heading2" text:outline-level="2">Правила и проверки<text:bookmark-end text:name="_Toc136461931"/></text:h>
      <text:p text:style-name="ListParagraph"><text:span text:style-name="T103">Компании</text:span><text:s/>– име на компанията (до 20 символа, не може да е NULL), адрес на компанията (до 100 символа, адресът да е записан в български стандарт за адреси – компаниите ще са само на територията на страната, не може да е NULL), описание на дейността на компанията (до 450 символа, може да е NULL)<text:s/></text:p>
      <text:p text:style-name="ListParagraph"><text:span text:style-name="T104">Екипи</text:span><text:s/>– име на екипа (до 20 символа, не може да е NULL), описание на дейността на екипа (до 300 символа, може да е NULL)<text:s/></text:p>
      <text:p text:style-name="ListParagraph"><text:span text:style-name="T105">Потребители</text:span><text:s/>– уникален номер (последователно, уникално, цяло число, не може да е NULL), потребителско име (до 32 символа – да съдържа букви и цифри и да започва с буква, не може да е NULL), имейл (валиден имейл адрес до 100 символа, не може да е NULL) и парола (до 32 символа – да съдържа букви, цифри и специални символи като _-.!#@, не може да е NULL)<text:s/></text:p>
      <text:p text:style-name="ListParagraph"><text:span text:style-name="T106">Служители</text:span><text:s/>–телефонен номер (валиден телефонен номер до 20 символа, не може да е NULL), адрес (до 100 символа, адресът да е записан в български стандарт адреси – служителите ще са само на територията на страната, може да е NULL), заплата (положително число с плаваща запетая, може да е NULL)<text:s/></text:p>
      <text:p text:style-name="ListParagraph"><text:span text:style-name="T107">Любители</text:span><text:s/>– описание на дейността, с която се занимават любителски (до 100 символа, може да е NULL)<text:s/></text:p>
      <text:p text:style-name="ListParagraph"><text:span text:style-name="T108">Проекти</text:span><text:s/>– име на провкта (до 30 символа, не може да е NULL), верисия на проекта (до 20 символа, не може да е NULL), описание (до 300 символа, може да е NULL), дата на пускане в употреба (датата на пускане на проекта да не е преди 01.01.2023 година, не може да е NULL)<text:s/></text:p>
      <text:p text:style-name="ListParagraph"><text:span text:style-name="T109">Задачи</text:span><text:s/>– уникален номер на задачата (поредно, уникално, цяло число, не може да е NULL), начална дата (датата да не е преди 01.01.2023 година, може да е NULL), статус (завършена или блокирана, може да е NULL в случаите, когато все още се изпълнява), описание (до 300 символа, може да е NULL), статус (завършена/незавършена, може да е NULL)<text:s/></text:p>
      <text:p text:style-name="ListParagraph"><text:span text:style-name="T110">Изпълними задачи</text:span><text:s/>– педполагаема крайна дата (предполагаемата крайна дата да е поне месец след началната дата на задачата, може да е NULL)<text:s/></text:p>
      <text:p text:style-name="ListParagraph"><text:span text:style-name="T111">Бъгове</text:span><text:s/>– сценарий за възпроизвеждането им (до 600 символа, не може да е NULL), номер на версията на приложението, в което са били забелязани за първи път (до 20 символа, не може да е NULL).</text:p>
      <text:h text:style-name="P112" text:outline-level="2"><text:bookmark-start text:name="_Toc136461932"/></text:h>
      <text:h text:style-name="Heading2" text:outline-level="2"><text:span text:style-name="T113">E/R<text:s/></text:span>модел на данни<text:bookmark-end text:name="_Toc136461932"/></text:h>
      <text:p text:style-name="ListParagraph"><draw:frame draw:style-name="a3" draw:name="Picture 1" text:anchor-type="as-char" svg:x="0in" svg:y="0in" svg:width="6.5in" svg:height="6.67014in" style:rel-width="scale" style:rel-height="scale"><draw:image xlink:href="media/image4.png" xlink:type="simple" xlink:show="embed" xlink:actuate="onLoad"/><svg:title/><svg:desc>A picture containing diagram, origami, sketch, drawing

Description automatically generated</svg:desc></draw:frame></text:p>
      <text:h text:style-name="Heading2" text:outline-level="2"><text:bookmark-start text:name="_Toc136461933"/></text:h>
      <text:h text:style-name="Heading2" text:outline-level="2">Релационен модел на днни<text:bookmark-end text:name="_Toc136461933"/></text:h>
      <text:h text:style-name="Heading3" text:outline-level="3"><text:bookmark-start text:name="_Toc136461934"/><text:span text:style-name="T114">Таблици</text:span><text:bookmark-end text:name="_Toc136461934"/></text:h>
      <text:h text:style-name="Heading4" text:outline-level="4">ISA йерархия Потребители<text:s/></text:h>
      <text:p text:style-name="P115">Релационен подход:<text:s/></text:p>
      <text:p text:style-name="P116">Users (uid: int (&gt; 0), email: string (320), username: string (10), password: string (64)) Employees (uid: int (&gt; 0), salary: double (&gt; 0.0), emp_address: string (100), phone: string (&gt;= 10 &amp;&amp; &lt;= 13)) Amateurs (uid: int (&gt; 0), activity_description: string (350))<text:s/></text:p>
      <text:p text:style-name="P117"/>
      <text:p text:style-name="P118"><text:span text:style-name="T119">ООП подход:</text:span><text:span text:style-name="T120"><text:s/></text:span></text:p>
      <text:p text:style-name="P121"><text:span text:style-name="T122">Users</text:span><text:s/>(<text:span text:style-name="T123">uid</text:span>: int (&gt; 0), email: string (320), username: string (10), password: string (64))<text:s/></text:p>
      <text:p text:style-name="P124"><text:span text:style-name="T125">PK:</text:span><text:s/>uid (unique, not null)<text:s/></text:p>
      <text:p text:style-name="P126">Employees<text:s/>(uid: int (&gt; 0), salary: double (&gt; 0.0), emp_address: string (100), phone: string (&gt;= 10 &amp;&amp; &lt;= 13)) – таблицата отпада<text:s/></text:p>
      <text:p text:style-name="P127">Amateurs (uid: int (&gt; 0), activity_description: string (100)) – таблицата отпада<text:s/><text:span text:style-name="T128">Users_Employees</text:span><text:s/>(<text:span text:style-name="T129">uid</text:span>: int (&gt; 0), email: string (320), username: string (10), password: string (64), salary: double (&gt; 0.0), emp_address: string (100), phone: string (&gt;= 10 &amp;&amp; &lt;= 13), team_id: int (&gt; 0))<text:s/></text:p>
      <text:p text:style-name="P130"><text:span text:style-name="T131">PK:</text:span><text:s/>uid (unique, not null)<text:s/></text:p>
      <text:p text:style-name="P132"><text:span text:style-name="T133">FK:</text:span><text:s/>Users (team_id) -&gt; Teams (tid)<text:s/></text:p>
      <text:p text:style-name="P134"><text:span text:style-name="T135">Users_Amateurs</text:span><text:s/>(<text:span text:style-name="T136">uid</text:span>: int (&gt; 0), email: string (320), username: string (10), password: string (64), activity_description: string (350))<text:s/></text:p>
      <text:p text:style-name="P137"><text:span text:style-name="T138">PK:</text:span><text:s/>uid (unique, not null)<text:s/></text:p>
      <text:p text:style-name="P139"/>
      <text:p text:style-name="P140"><text:span text:style-name="T141">NULL подход:</text:span><text:span text:style-name="T142"><text:s/></text:span></text:p>
      <text:p text:style-name="P143">Users (uid: int (&gt; 0), email: string (320), username: string (10), password: string (64), team_id: int (&gt; 0), salary: double (&gt; 0.0), emp_address: string (100), phone: string (&gt;= 10 &amp;&amp; &lt;= 13), activity_description: string (350))<text:s/></text:p>
      <text:p text:style-name="P144"/>
      <text:p text:style-name="P145">Избирам ООП подхода за йерархията на потребителите със съкращаване на две от таблиците (Employees и Amateurs), защото те са нефункционални и не носят достатъчно информация за въпросните роли на потребителя. Не избирам релационния подход или NULL подхода, защото при бъдещи разширения на систа те биха били лош вариант поради излишество (повторения) на данни. С оглед на възможните транзакции към базата този подход би бил най-удачен, защото в повечето случаи ще се обръщаме към само една от таблиците в модела. За потребителите ще генерираме 3 таблици.</text:p>
      <text:p text:style-name="P146"/>
      <text:h text:style-name="Heading4" text:outline-level="4">ISA йерархия Задачи<text:s/></text:h>
      <text:p text:style-name="P147"><text:span text:style-name="T148">Релационен подход:</text:span></text:p>
      <text:p text:style-name="P149"><text:span text:style-name="T150">Tasks<text:s/></text:span>(<text:span text:style-name="T151">tid</text:span>: int (&gt; 0), status: string (10 – unfinished), start_date: date (&gt;= 01.01.2023), tdescription: string (350), uid: int (&gt; 0), project_id: int (&gt; 0), btid: int (&gt; 0))<text:s/></text:p>
      <text:p text:style-name="P152"><text:span text:style-name="T153">PK:</text:span><text:s/>tid (unique, not null)<text:s/></text:p>
      <text:p text:style-name="P154"><text:span text:style-name="T155">FK:</text:span><text:s/>Tasks (uid) -&gt; Tasks (uid)<text:s/></text:p>
      <text:p text:style-name="P156"><text:span text:style-name="T157">FK:</text:span><text:span text:style-name="T158"><text:s/></text:span>Tasks (project_id) -&gt; Projects (pid)<text:s/></text:p>
      <text:p text:style-name="P159"><text:span text:style-name="T160">FK:<text:s/></text:span>Tasks (btid) -&gt; Tasks (tid)<text:s/></text:p>
      <text:p text:style-name="P161"><text:span text:style-name="T162">Executable_Tasks</text:span><text:s/>(<text:span text:style-name="T163">tid</text:span>: int (&gt; 0), deadline: date (&gt;= 01.01.2023))<text:s/></text:p>
      <text:p text:style-name="P164"><text:span text:style-name="T165">PK:</text:span><text:s/>tid (unique, not null)<text:s/></text:p>
      <text:p text:style-name="P166"><text:span text:style-name="T167">Bugs_Tasks</text:span><text:s/>(<text:span text:style-name="T168">tid</text:span>: int (&gt; 0), scenario: string (600), project_id: int (&gt; 0), blocking_date: date (&gt;= 01.01.2023), unblocking_date: date (&gt;= blocking_date))<text:s/></text:p>
      <text:p text:style-name="P169"><text:span text:style-name="T170">PK:</text:span><text:s/>tid (unique, not null)<text:s/></text:p>
      <text:p text:style-name="P171"><text:span text:style-name="T172">FK:</text:span><text:s/>Bugs_Tasks (project_id) -&gt; Projects (pid)<text:s/></text:p>
      <text:p text:style-name="P173">ООП подход:<text:s/></text:p>
      <text:p text:style-name="P174">Tasks (tid: int (&gt; 0), status: string (10 – unfinished), start_date: date (&gt;= 01.01.2023), tdescription: string (350))<text:s/></text:p>
      <text:p text:style-name="P175">Executables (tid: int (&gt; 0), deadline: date (&gt;= 01.01.2023))<text:s/></text:p>
      <text:p text:style-name="P176">Bugs (tid: int (&gt; 0), scenario: string (600), project_id: int (&gt; 0))<text:s/></text:p>
      <text:p text:style-name="P177">Executable_Tasks (tid: int (&gt; 0), status: string (10 – unfinished), start_date: date (&gt;= 01.01.2023), tdescription: string (350), deadline: date (&gt;= start_date))<text:s/></text:p>
      <text:p text:style-name="P178">Bugs_Tasks (tid: int (&gt; 0), status: string (10 – unfinished), start_date: date (&gt;= 01.01.2023), tdescription: string (350), scenario: string (600), project_id: int (&gt; 0), blocking_date: date (&gt;= 01.01.2023), unblocking_date: date (&gt;= blocking_date))<text:s/></text:p>
      <text:p text:style-name="P179">NULL подход:<text:s/></text:p>
      <text:p text:style-name="P180">Tasks (tid: int (&gt; 0), status: string (10 – unfinished), start_date: date (&gt;= 01.01.2023), tdescription: string (350), deadline: date ( &gt;= start_date), scenario: string (600), project_id: int (&gt; 0), blocking_date: date (&gt;= 01.01.2023), unblocking_date: date (&gt;= blocking_date))<text:s/></text:p>
      <text:p text:style-name="P181">Избирам релационния подход, защото за удобство бих могла да си позволя да разделя атрибутите, необходими за описанието на различни типове задачи, в три таблици. С оглед на възможните транзакции към базата, обаче, този подход не би бил най-удачен, защото в част от случаи ще се обръщаме към повече от една таблица в модела, за да извлечем цялостно информацията, от която се интересуваме. Но от гледна точка на сравнително малкото количество данни в таблиците, това не би било от особено значение за бързодействието на модела. За задачите ще генерираме 3 таблици.</text:p>
      <text:h text:style-name="Heading4" text:outline-level="4"/>
      <text:h text:style-name="Heading4" text:outline-level="4">Таблици на останалите множества от същности и взаимоотношенията им<text:s/></text:h>
      <text:p text:style-name="P182"><text:span text:style-name="T183">Companies</text:span><text:s/>(<text:span text:style-name="T184">cid</text:span>: int (&gt; 0), cname: string (50), caddress: string (100), cdescription: string (500))<text:s/></text:p>
      <text:p text:style-name="P185"><text:span text:style-name="T186">PK:</text:span><text:s/>cid (unique, not null)<text:s/></text:p>
      <text:p text:style-name="P187">Забележка: Тъй като името на компанията ще е низ с променлива дължина, не би било удачно да е ключ, заради проблеми с индексацията на такива полета. Това налага въвеждането на ново поле за ключ, а именно cid: int (&gt; 0).<text:s/></text:p>
      <text:p text:style-name="P188"><text:span text:style-name="T189">Teams<text:s/></text:span>(<text:span text:style-name="T190">team_id</text:span>: int (&gt; 0), cid: int (&gt; 0), tname: string (50), tdescription: string (350))<text:s/></text:p>
      <text:p text:style-name="P191"><text:span text:style-name="T192">PK:</text:span><text:s/>team_id (unique, not null)<text:s/></text:p>
      <text:p text:style-name="P193"><text:span text:style-name="T194">FK:</text:span><text:s/>Teams (cid) -&gt; Companies (cid)<text:s/></text:p>
      <text:p text:style-name="P195">Забележка: Тъй като имената на екипа и компанията ще са низове с променлива дължина, не би било удачно да сформират ключ, заради проблеми с индексацията 4 на такива полета. Това налага въвеждането на ново поле за ключ, а именно team_id: int (&gt;= 0).</text:p>
      <text:p text:style-name="P196"><text:span text:style-name="T197">Projects<text:s/></text:span>(<text:span text:style-name="T198">project_id</text:span>: int (&gt; 0), pname: string (50), version: string (20), release_date: date (&gt;= 01.01.2023), pdescription: string (350))<text:s/></text:p>
      <text:p text:style-name="P199"><text:span text:style-name="T200">PK:</text:span><text:s/>project_id (unique, not null)<text:s/></text:p>
      <text:p text:style-name="P201">Забележка: Тъй като името на проекта ще е низ с променлива дължина, не би било удачно да е ключ, заради проблеми с индексацията на такива полета. Това налага въвеждането на ново поле за ключ, а именно pid: int (&gt;= 0).<text:s/></text:p>
      <text:p text:style-name="P202">Defines (uid: int (&gt; 0), tid: int (&gt; 0)) – таблицата отпада<text:s/></text:p>
      <text:p text:style-name="P203">AreFoundIn (tid: int (&gt; 0), project_id: int (&gt; 0)) – таблицата отпада<text:s/></text:p>
      <text:p text:style-name="P204">AreUnitsOf (tid: int (&gt; 0), project_id: int (&gt; 0)) – таблицата отпада<text:s/></text:p>
      <text:p text:style-name="P205">IsBlocked (blocking_task_id: int (&gt; 0), blocked_task_id: int (&gt; 0), blocking_date: date (&gt;= 01.01.2023), unblocking_date: date (&gt;= blocking_date)) – таблицата отпада WorksIn (uid: int (&gt; 0), team_id: int (&gt; 0)) – таблицата отпада<text:s/></text:p>
      <text:p text:style-name="P206"><text:span text:style-name="T207">WorksOn</text:span><text:s/>(<text:span text:style-name="T208">uid</text:span>: int (&gt; 0), tid: int (&gt; 0))<text:s/></text:p>
      <text:p text:style-name="P209"><text:span text:style-name="T210">PK:</text:span><text:s/>uid (unique, not null), tid (unique, not null)<text:s/></text:p>
      <text:p text:style-name="P211"><text:span text:style-name="T212">FK:</text:span><text:s/>WorksOn (uid) -&gt; Users (uid)<text:s/></text:p>
      <text:p text:style-name="P213">WorksOn (tid) -&gt; Tasks (tid)<text:s/></text:p>
      <text:p text:style-name="P214"><text:span text:style-name="T215">TeamsWorkOn</text:span><text:s/>(<text:span text:style-name="T216">team_id</text:span>: int (&gt; 0), project_id: int (&gt; 0))<text:s/></text:p>
      <text:p text:style-name="P217"><text:span text:style-name="T218">PK:</text:span><text:s/>team_id (not null), project_id (unique, not null)<text:s/></text:p>
      <text:p text:style-name="P219"><text:span text:style-name="T220">FK:</text:span><text:s/>TeamsWorkOn (team_id) -&gt; Teams (team_id) TeamsWorkOn (project_id) -&gt; Projects (project_id)<text:s/></text:p>
      <text:p text:style-name="P221">Забележка: дължината на полетата от тип string са проверявани от различни онлайн източници по спецификациите на SQL с цел максимална прецизност и доближаване до изискванията на задачата.<text:s/></text:p>
      <text:h text:style-name="Heading3" text:outline-level="3"><text:bookmark-start text:name="_Toc136461935"/>Извод<text:bookmark-end text:name="_Toc136461935"/><text:s/></text:h>
      <text:p text:style-name="P222">След всички преобразувания до момента стигаме до следните релации.<text:s/></text:p>
      <text:h text:style-name="Heading4" text:outline-level="4">Таблици<text:s/></text:h>
      <text:p text:style-name="P223"><text:span text:style-name="T224">Users</text:span><text:s/>(<text:span text:style-name="T225">uid</text:span>: int (&gt;= 0), email: string (320), username: string (10), password: string (64))<text:s/><text:span text:style-name="T226">Users_Employees</text:span><text:s/>(<text:span text:style-name="T227">uid</text:span>: int (&gt; 0), email: string (320), username: string (10), password: string (64), salary: double (&gt; 0.0), emp_address: string (100), phone: string (&gt;= 10 &amp;&amp; &lt;= 13), team_id: int (&gt; 0))<text:s/></text:p>
      <text:p text:style-name="P228"><text:span text:style-name="T229">Users_Amateurs</text:span><text:s/>(<text:span text:style-name="T230">uid</text:span>: int (&gt; 0), email: string (320), username: string (10), password: string (64), activity_description: string (350))<text:s/></text:p>
      <text:p text:style-name="P231"><text:span text:style-name="T232">Tasks</text:span><text:s/>(<text:span text:style-name="T233">tid</text:span>: int (&gt; 0), status: string (10 – unfinished), start_date: date (&gt;= 01.01.2023), tdescription: string (350), uid: int (&gt; 0), project_id: int (&gt; 0), btid: int (&gt; 0)) Executables (tid: int (&gt; 0), deadline: date (&gt;= 01.01.2023))<text:s/></text:p>
      <text:p text:style-name="P234"><text:span text:style-name="T235">Bugs</text:span><text:s/>(<text:span text:style-name="T236">tid</text:span>: int (&gt; 0), scenario: string (600), project_id: int (&gt; 0), blocking_date: date (&gt;= 01.01.2023), unblocking_date: date (&gt;= blocking_date))<text:s/></text:p>
      <text:p text:style-name="P237"><text:span text:style-name="T238">Companies</text:span><text:s/>(<text:span text:style-name="T239">cid</text:span>: int (&gt; 0), cname: string (50), caddress: string (100), cdescription: string (500))<text:s/></text:p>
      <text:p text:style-name="P240"><text:span text:style-name="T241">Teams</text:span><text:s/>(<text:span text:style-name="T242">team_id</text:span>: int (&gt; 0), cid: int (&gt; 0), tname: string (50), tdescription: string (350))<text:s/><text:span text:style-name="T243">Projects</text:span><text:s/>(<text:span text:style-name="T244">project_id</text:span>: int (&gt; 0), pname: string (50), version: string (20), release_date: date (&gt;= 01.01.2023), pdescription: string (350))<text:s/></text:p>
      <text:p text:style-name="P245"><text:span text:style-name="T246">WorksOn</text:span><text:s/>(<text:span text:style-name="T247">uid</text:span>: int (&gt; 0),<text:s/><text:span text:style-name="T248">tid</text:span>: int (&gt; 0))<text:s/></text:p>
      <text:p text:style-name="P249"><text:span text:style-name="T250">TeamsWorkOn</text:span><text:s/>(<text:span text:style-name="T251">team_id</text:span>: int (&gt; 0),<text:s/><text:span text:style-name="T252">project_id</text:span>: int (&gt; 0))<text:s/></text:p>
      <text:p text:style-name="P253"/>
      <text:h text:style-name="Heading4" text:outline-level="4">Първични ключове (PK)<text:s/></text:h>
      <text:p text:style-name="P254"><text:span text:style-name="T255">PK:</text:span><text:s/>Users -&gt; uid (unique, not null)<text:s/></text:p>
      <text:p text:style-name="P256"><text:span text:style-name="T257">PK:</text:span><text:s/>Users_Employees -&gt; uid (unique, not null)<text:s/></text:p>
      <text:p text:style-name="P258"><text:span text:style-name="T259">PK:</text:span><text:s/>Users_Amateurs -&gt; uid (unique, not null)<text:s/></text:p>
      <text:p text:style-name="P260"><text:span text:style-name="T261">PK:</text:span><text:s/>Tasks -&gt; tid (unique, not null)<text:s/></text:p>
      <text:p text:style-name="P262"><text:span text:style-name="T263">PK:</text:span><text:s/>Executable_Tasks -&gt; tid (unique, not null)<text:s/></text:p>
      <text:p text:style-name="P264"><text:span text:style-name="T265">PK:</text:span><text:s/>Bugs -&gt; tid (unique, not null)<text:s/></text:p>
      <text:p text:style-name="P266"><text:span text:style-name="T267">PK:</text:span><text:s/>Companies -&gt; cid (unique, not null)<text:s/></text:p>
      <text:p text:style-name="P268"><text:span text:style-name="T269">PK:</text:span><text:s/>Teams -&gt; tid (unique, not null)<text:s/></text:p>
      <text:p text:style-name="P270"><text:span text:style-name="T271">PK:</text:span><text:s/>Projects -&gt; pid (unique, not null)<text:s/></text:p>
      <text:p text:style-name="P272"><text:span text:style-name="T273">PK:</text:span><text:s/>WorksOn -&gt; uid (unique, not null), tid (unique, not null)<text:s/></text:p>
      <text:p text:style-name="P274"><text:span text:style-name="T275">PK:</text:span><text:s/>TeamsWorkOn -&gt; team_id (not null), project_id (unique, not null)<text:s/></text:p>
      <text:h text:style-name="Heading4" text:outline-level="4">Външни ключове (FK)<text:s/></text:h>
      <text:p text:style-name="P276"><text:span text:style-name="T277">FK:</text:span><text:s/>Users (tname, cname) -&gt; Teams (tname, cname)<text:s/></text:p>
      <text:p text:style-name="P278"><text:span text:style-name="T279">FK:</text:span><text:s/>Tasks (uid) -&gt; Tasks (uid)<text:s/></text:p>
      <text:p text:style-name="P280"><text:span text:style-name="T281">FK:</text:span><text:s/>Tasks (pname, pversion) -&gt; Projects (pname, version)<text:s/></text:p>
      <text:p text:style-name="P282"><text:span text:style-name="T283">FK:</text:span><text:s/>Tasks (btid) -&gt; Tasks (tid)<text:s/></text:p>
      <text:p text:style-name="P284"><text:span text:style-name="T285">FK:</text:span><text:s/>Bugs (found_in_pname, found_in_pversion) -&gt; Projects (pname, version) <text:s/></text:p>
      <text:p text:style-name="P286"><text:span text:style-name="T287">FK:</text:span><text:s/>Teams (cname) -&gt; Companies (cname)<text:s/></text:p>
      <text:p text:style-name="P288"><text:span text:style-name="T289">FK:</text:span><text:s/>WorksOn (uid) -&gt; Users (uid)<text:s/></text:p>
      <text:p text:style-name="P290"><text:span text:style-name="T291">FK:</text:span><text:s/>WorksOn (tid) -&gt; Tasks (tid)<text:s/></text:p>
      <text:p text:style-name="P292"><text:span text:style-name="T293">FK:</text:span><text:s/>TeamsWorkOn (team_id) -&gt; Teams (team_id)<text:s/></text:p>
      <text:p text:style-name="P294"><text:span text:style-name="T295">FK:</text:span><text:s/>TeamsWorkOn (project_id) -&gt; Projects (project_id)<text:s/></text:p>
      <text:h text:style-name="Heading4" text:outline-level="4">Ограничения<text:s/></text:h>
      <text:p text:style-name="P296">Users (email - _@_.)<text:s/></text:p>
      <text:p text:style-name="P297">Users (username - _%)<text:s/></text:p>
      <text:p text:style-name="P298">Users (password - _%)<text:s/></text:p>
      <text:p text:style-name="P299">Users_Employees (email - _@_.)<text:s/></text:p>
      <text:p text:style-name="P300">Users_Employees (username - _%)<text:s/></text:p>
      <text:p text:style-name="P301">Users_Employees (password - _%)<text:s/></text:p>
      <text:p text:style-name="P302">Users_Employees (salary - &gt; 0.0)<text:s/></text:p>
      <text:p text:style-name="P303">Users_Amateurs (email - _@_.)<text:s/></text:p>
      <text:p text:style-name="P304">Users_Amateurs (username - _%)<text:s/></text:p>
      <text:p text:style-name="P305">Users_Amateurs (password - _%)<text:s/></text:p>
      <text:p text:style-name="P306">Tasks (status – finished / unfinished)<text:s/></text:p>
      <text:p text:style-name="P307">Tasks (start_date &gt;= 01.01.2023)<text:s/></text:p>
      <text:p text:style-name="P308">Executable_Tasks (deadline &gt;= start_date)<text:s/></text:p>
      <text:p text:style-name="P309">Bugs (blocking_date &gt;= 01.01.2023)<text:s/></text:p>
      <text:p text:style-name="P310">Bugs (unblocking_date &gt;= blocking_date)<text:s/></text:p>
      <text:p text:style-name="P311">Projects (release_date - &gt;= 01.01.2023)<text:bookmark-start text:name="_Toc136461936"/></text:p>
      <text:h text:style-name="Heading2" text:outline-level="2">Схема на базат от данни<text:bookmark-end text:name="_Toc136461936"/></text:h>
      <text:p text:style-name="ListParagraph"><draw:frame draw:style-name="a4" draw:name="Picture 2" text:anchor-type="as-char" svg:x="0in" svg:y="0in" svg:width="6.5in" svg:height="4.40139in" style:rel-width="scale" style:rel-height="scale"><draw:image xlink:href="media/image5.png" xlink:type="simple" xlink:show="embed" xlink:actuate="onLoad"/><svg:title/><svg:desc>A computer screen shot of a computer

Description automatically generated with low confidence</svg:desc></draw:frame></text:p>
      <text:h text:style-name="Heading2" text:outline-level="2"><text:bookmark-start text:name="_Toc136461937"/></text:h>
      <text:h text:style-name="Heading2" text:outline-level="2">Изгледи<text:bookmark-end text:name="_Toc136461937"/></text:h>
      <text:p text:style-name="Normal"/>
      <text:h text:style-name="P312" text:outline-level="3"><text:bookmark-start text:name="_Toc136461938"/>Employees view<text:bookmark-end text:name="_Toc136461938"/></text:h>
      <text:p text:style-name="ListParagraph"><text:span text:style-name="T313"><draw:frame draw:style-name="a5" draw:name="Picture 3" text:anchor-type="as-char" svg:x="0in" svg:y="0in" svg:width="6.5in" svg:height="2.95486in" style:rel-width="scale" style:rel-height="scale"><draw:image xlink:href="media/image6.png" xlink:type="simple" xlink:show="embed" xlink:actuate="onLoad"/><svg:title/><svg:desc>A screenshot of a computer program

Description automatically generated with low confidence</svg:desc></draw:frame></text:span></text:p>
      <text:p text:style-name="P314"/>
      <text:h text:style-name="P315" text:outline-level="3"><text:bookmark-start text:name="_Toc136461939"/>Tasks view<text:bookmark-end text:name="_Toc136461939"/></text:h>
      <text:p text:style-name="ListParagraph"><text:span text:style-name="T316"><draw:frame draw:style-name="a6" draw:name="Picture 4" text:anchor-type="as-char" svg:x="0in" svg:y="0in" svg:width="3.84429in" svg:height="1.5523in" style:rel-width="scale" style:rel-height="scale"><draw:image xlink:href="media/image7.png" xlink:type="simple" xlink:show="embed" xlink:actuate="onLoad"/><svg:title/><svg:desc>A screenshot of a computer program

Description automatically generated with low confidence</svg:desc></draw:frame></text:span></text:p>
      <text:p text:style-name="P317"/>
      <text:h text:style-name="P318" text:outline-level="3"><text:bookmark-start text:name="_Toc136461940"/>Bugs view<text:bookmark-end text:name="_Toc136461940"/></text:h>
      <text:p text:style-name="ListParagraph"><text:span text:style-name="T319"><draw:frame draw:style-name="a7" draw:name="Picture 5" text:anchor-type="as-char" svg:x="0in" svg:y="0in" svg:width="6.5in" svg:height="1.82014in" style:rel-width="scale" style:rel-height="scale"><draw:image xlink:href="media/image8.PNG" xlink:type="simple" xlink:show="embed" xlink:actuate="onLoad"/><svg:title/><svg:desc>A screen shot of a computer

Description automatically generated with low confidence</svg:desc></draw:frame></text:span></text:p>
      <text:h text:style-name="Heading2" text:outline-level="2"><text:bookmark-start text:name="_Toc136461941"/></text:h>
      <text:h text:style-name="Heading2" text:outline-level="2">Приложение за достъп до базата от данни<text:bookmark-end text:name="_Toc136461941"/></text:h>
      <text:p text:style-name="Normal"/>
      <text:h text:style-name="Heading3" text:outline-level="3"><text:bookmark-start text:name="_Toc136461942"/><text:span text:style-name="T320">main() method</text:span><text:bookmark-end text:name="_Toc136461942"/><text:span text:style-name="T321"><text:s/></text:span><text:s/></text:h>
      <text:p text:style-name="Normal">- стартовата точка на приложението<text:s/><text:span text:style-name="T322"><text:s/></text:span></text:p>
      <text:p text:style-name="Normal"/>
      <text:p text:style-name="ListParagraph"><draw:frame draw:style-name="a8" draw:name="Picture 7" text:anchor-type="as-char" svg:x="0in" svg:y="0in" svg:width="5.56328in" svg:height="1.28143in" style:rel-width="scale" style:rel-height="scale"><draw:image xlink:href="media/image9.png" xlink:type="simple" xlink:show="embed" xlink:actuate="onLoad"/><svg:title/><svg:desc>A picture containing text, font, screenshot

Description automatically generated</svg:desc></draw:frame></text:p>
      <text:p text:style-name="ListParagraph"/>
      <text:h text:style-name="Heading3" text:outline-level="3"><text:bookmark-start text:name="_Toc136461943"/><text:span text:style-name="Heading3Char">printMenu() method</text:span><text:bookmark-end text:name="_Toc136461943"/><text:span text:style-name="T323"><text:s/></text:span></text:h>
      <text:p text:style-name="Normal">– принтира менюто и въвежда потребителя в базата данни като му дава опции, от които да си избере каква заявка иска да изпълни върху таблицата Employees <text:s/></text:p>
      <text:h text:style-name="P324" text:outline-level="3"/>
      <text:p text:style-name="ListParagraph"><draw:frame draw:style-name="a9" draw:name="Picture 8" text:anchor-type="as-char" svg:x="0in" svg:y="0in" svg:width="6.21962in" svg:height="4.51105in" style:rel-width="scale" style:rel-height="scale"><draw:image xlink:href="media/image10.jpg" xlink:type="simple" xlink:show="embed" xlink:actuate="onLoad"/><svg:title/><svg:desc>A screen shot of a computer program

Description automatically generated with medium confidence</svg:desc></draw:frame></text:p>
      <text:p text:style-name="ListParagraph"/>
      <text:h text:style-name="P325" text:outline-level="3"><text:bookmark-start text:name="_Toc136461944"/>execute()<text:bookmark-end text:name="_Toc136461944"/><text:s/></text:h>
      <text:p text:style-name="Normal">– извиква и изпълнява конкретен метод, който се грижи за даден тип заявки</text:p>
      <text:p text:style-name="Normal"/>
      <text:p text:style-name="ListParagraph"><draw:frame draw:style-name="a10" draw:name="Picture 9" text:anchor-type="as-char" svg:x="0in" svg:y="0in" svg:width="6.5in" svg:height="4.60903in" style:rel-width="scale" style:rel-height="scale"><draw:image xlink:href="media/image11.PNG" xlink:type="simple" xlink:show="embed" xlink:actuate="onLoad"/><svg:title/><svg:desc>A picture containing text, screenshot, software

Description automatically generated</svg:desc></draw:frame></text:p>
      <text:p text:style-name="ListParagraph"/>
      <text:h text:style-name="Heading3" text:outline-level="3"><text:bookmark-start text:name="_Toc136461945"/>Конзола с резултатните множества от заявките<text:bookmark-end text:name="_Toc136461945"/></text:h>
      <text:h text:style-name="P326" text:outline-level="4">SELECT<text:s/></text:h>
      <text:p text:style-name="Normal"><text:span text:style-name="T327">–<text:s/></text:span>показва всички записи в таблизата<text:s/><text:span text:style-name="T328">Employees<text:s/></text:span>с всичките им атрибути и съответните им стойности</text:p>
      <text:p text:style-name="ListParagraph"/>
      <text:p text:style-name="ListParagraph"><draw:frame draw:style-name="a11" draw:name="Picture 10" text:anchor-type="as-char" svg:x="0in" svg:y="0in" svg:width="6.5in" svg:height="3.06319in" style:rel-width="scale" style:rel-height="scale"><draw:image xlink:href="media/image12.PNG" xlink:type="simple" xlink:show="embed" xlink:actuate="onLoad"/><svg:title/><svg:desc>A screen shot of a computer

Description automatically generated with medium confidence</svg:desc></draw:frame></text:p>
      <text:p text:style-name="ListParagraph"/>
      <text:h text:style-name="Heading4" text:outline-level="4"><text:span text:style-name="T329">INSERT</text:span><text:span text:style-name="T330"><text:s/>INTO</text:span><text:s/></text:h>
      <text:p text:style-name="Normal">– добавя запис в таблицата<text:s/><text:span text:style-name="T331">Employees<text:s/></text:span>като потребителя трябва ръщно да въведе стойност в конзолата на приложението за всяко необходимо поле<text:s/></text:p>
      <text:p text:style-name="Normal"/>
      <text:p text:style-name="ListParagraph"><draw:frame draw:style-name="a12" draw:name="Picture 11" text:anchor-type="as-char" svg:x="0in" svg:y="0in" svg:width="6.5in" svg:height="3.48889in" style:rel-width="scale" style:rel-height="scale"><draw:image xlink:href="media/image13.PNG" xlink:type="simple" xlink:show="embed" xlink:actuate="onLoad"/><svg:title/><svg:desc>A screenshot of a computer

Description automatically generated</svg:desc></draw:frame></text:p>
      <text:p text:style-name="ListParagraph"/>
      <text:h text:style-name="Heading4" text:outline-level="4"><text:span text:style-name="T332">DELETE</text:span><text:s/></text:h>
      <text:p text:style-name="Normal">– изтрива запис за служител от таблицата<text:s/><text:span text:style-name="T333">Employees<text:s/></text:span>по подадено име на служителя, ако такъв съществува</text:p>
      <text:p text:style-name="Normal"/>
      <text:p text:style-name="ListParagraph"><draw:frame draw:style-name="a13" draw:name="Picture 12" text:anchor-type="as-char" svg:x="0in" svg:y="0in" svg:width="6.5in" svg:height="2.66389in" style:rel-width="scale" style:rel-height="scale"><draw:image xlink:href="media/image14.PNG" xlink:type="simple" xlink:show="embed" xlink:actuate="onLoad"/><svg:title/><svg:desc>A screen shot of a computer

Description automatically generated with medium confidence</svg:desc></draw:frame></text:p>
      <text:p text:style-name="ListParagraph"/>
      <text:h text:style-name="P334" text:outline-level="4">EXIT</text:h>
      <text:p text:style-name="Normal"><text:s/>– излиза от приложението и терминира работата на конзолата</text:p>
      <text:p text:style-name="Normal"/>
      <text:p text:style-name="ListParagraph"><draw:frame draw:style-name="a14" draw:name="Picture 13" text:anchor-type="as-char" svg:x="0in" svg:y="0in" svg:width="4.09432in" svg:height="2.88582in" style:rel-width="scale" style:rel-height="scale"><draw:image xlink:href="media/image15.PNG" xlink:type="simple" xlink:show="embed" xlink:actuate="onLoad"/><svg:title/><svg:desc>A screen shot of a computer

Description automatically generated with medium confidenc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Normal" style:display-name="Normal" style:family="paragraph">
      <style:text-properties fo:language="bg" fo:country="BG"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fo:language="bg" fo:country="BG"/>
    </style:style>
    <style:style style:name="IntenseEmphasis" style:display-name="Intense Emphasis" style:family="text" style:parent-style-name="DefaultParagraphFont">
      <style:text-properties fo:font-style="italic" style:font-style-asian="italic" style:font-style-complex="italic" fo:color="#4472C4"/>
    </style:style>
    <style:style style:name="IntenseQuote" style:display-name="Intense Quote"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IntenseQuoteChar" style:display-name="Intense Quote Char" style:family="text" style:parent-style-name="DefaultParagraphFont">
      <style:text-properties fo:font-style="italic" style:font-style-asian="italic" style:font-style-complex="italic" fo:color="#4472C4" fo:language="bg" fo:country="BG"/>
    </style:style>
    <style:style style:name="Strong" style:display-name="Strong" style:family="text" style:parent-style-name="DefaultParagraphFont">
      <style:text-properties fo:font-weight="bold" style:font-weight-asian="bold" style:font-weight-complex="bold"/>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fo:language="bg" fo:country="BG"/>
    </style:style>
    <style:style style:name="TOCHeading" style:display-name="TOC Heading" style:family="paragraph" style:parent-style-name="Heading1" style:next-style-name="Normal">
      <style:text-properties style:letter-kerning="false" fo:language="en" fo:country="U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NoSpacing" style:display-name="No Spacing" style:family="paragraph">
      <style:paragraph-properties fo:margin-bottom="0in" fo:line-height="100%"/>
      <style:text-properties style:font-name-asian="Times New Roman" style:letter-kerning="false" fo:hyphenate="false"/>
    </style:style>
    <style:style style:name="NoSpacingChar" style:display-name="No Spacing Char" style:family="text" style:parent-style-name="DefaultParagraphFont">
      <style:text-properties style:font-name-asian="Times New Roman" style:letter-kerning="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language="bg" fo:country="BG"/>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language="bg" fo:country="BG"/>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fo:language="bg" fo:country="BG"/>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F5496" fo:language="bg" fo:country="BG"/>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Calibri"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Calibri"/>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color="#0070C0"/>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alibri" style:font-name-asian="Calibri" style:font-name-complex="Calibri"/>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5312in" text:min-label-width="0.5in" text:list-level-position-and-space-mode="label-alignment">
          <style:list-level-label-alignment text:label-followed-by="listtab" fo:margin-left="1.0312in" fo:text-indent="-0.5in"/>
        </style:list-level-properties>
      </text:list-level-style-number>
      <text:list-level-style-number text:level="2" style:num-suffix="." style:num-format="a" style:num-letter-sync="true">
        <style:list-level-properties text:space-before="1.0312in" text:min-label-width="0.25in" text:list-level-position-and-space-mode="label-alignment">
          <style:list-level-label-alignment text:label-followed-by="listtab" fo:margin-left="1.2812in" fo:text-indent="-0.25in"/>
        </style:list-level-properties>
      </text:list-level-style-number>
      <text:list-level-style-number text:level="3" style:num-suffix="." style:num-format="i">
        <style:list-level-properties fo:text-align="end" text:space-before="1.6562in" text:min-label-width="0.125in" text:list-level-position-and-space-mode="label-alignment">
          <style:list-level-label-alignment text:label-followed-by="listtab" fo:margin-left="1.7812in" fo:text-indent="-0.125in"/>
        </style:list-level-properties>
      </text:list-level-style-number>
      <text:list-level-style-number text:level="4" style:num-suffix="." style:num-format="1">
        <style:list-level-properties text:space-before="2.0312in" text:min-label-width="0.25in" text:list-level-position-and-space-mode="label-alignment">
          <style:list-level-label-alignment text:label-followed-by="listtab" fo:margin-left="2.2812in" fo:text-indent="-0.25in"/>
        </style:list-level-properties>
      </text:list-level-style-number>
      <text:list-level-style-number text:level="5" style:num-suffix="." style:num-format="a" style:num-letter-sync="true">
        <style:list-level-properties text:space-before="2.5312in" text:min-label-width="0.25in" text:list-level-position-and-space-mode="label-alignment">
          <style:list-level-label-alignment text:label-followed-by="listtab" fo:margin-left="2.7812in" fo:text-indent="-0.25in"/>
        </style:list-level-properties>
      </text:list-level-style-number>
      <text:list-level-style-number text:level="6" style:num-suffix="." style:num-format="i">
        <style:list-level-properties fo:text-align="end" text:space-before="3.1562in" text:min-label-width="0.125in" text:list-level-position-and-space-mode="label-alignment">
          <style:list-level-label-alignment text:label-followed-by="listtab" fo:margin-left="3.2812in" fo:text-indent="-0.125in"/>
        </style:list-level-properties>
      </text:list-level-style-number>
      <text:list-level-style-number text:level="7" style:num-suffix="." style:num-format="1">
        <style:list-level-properties text:space-before="3.5312in" text:min-label-width="0.25in" text:list-level-position-and-space-mode="label-alignment">
          <style:list-level-label-alignment text:label-followed-by="listtab" fo:margin-left="3.7812in" fo:text-indent="-0.25in"/>
        </style:list-level-properties>
      </text:list-level-style-number>
      <text:list-level-style-number text:level="8" style:num-suffix="." style:num-format="a" style:num-letter-sync="true">
        <style:list-level-properties text:space-before="4.0312in" text:min-label-width="0.25in" text:list-level-position-and-space-mode="label-alignment">
          <style:list-level-label-alignment text:label-followed-by="listtab" fo:margin-left="4.2812in" fo:text-indent="-0.25in"/>
        </style:list-level-properties>
      </text:list-level-style-number>
      <text:list-level-style-number text:level="9" style:num-suffix="." style:num-format="i">
        <style:list-level-properties fo:text-align="end" text:space-before="4.6562in" text:min-label-width="0.125in" text:list-level-position-and-space-mode="label-alignment">
          <style:list-level-label-alignment text:label-followed-by="listtab" fo:margin-left="4.7812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F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управление на проекти</dc:title>
    <dc:description/>
    <dc:subject>База данни – тема No 21</dc:subject>
    <meta:initial-creator>Petya Licheva</meta:initial-creator>
    <dc:creator>Petya Licheva</dc:creator>
    <meta:creation-date>2023-05-31T16:34:00Z</meta:creation-date>
    <dc:date>2023-05-31T19:51:00Z</dc:date>
    <meta:print-date>2023-05-31T19:49:00Z</meta:print-date>
    <meta:template xlink:href="Normal.dotm" xlink:type="simple"/>
    <meta:editing-cycles>5</meta:editing-cycles>
    <meta:editing-duration>PT11820S</meta:editing-duration>
    <meta:document-statistic meta:page-count="1" meta:paragraph-count="40" meta:word-count="3043" meta:character-count="20350" meta:row-count="144" meta:non-whitespace-character-count="17347"/>
  </office:meta>
</office:document-meta>
</file>